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9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2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8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3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0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4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6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2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1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2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3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3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4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5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5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6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6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64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765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66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767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68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69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77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71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772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73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74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775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76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777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78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79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78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8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2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8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8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8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9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07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00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0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9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0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46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04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0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0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94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09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0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7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0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160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16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1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1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8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228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22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2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2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2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2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2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2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00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30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3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3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3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2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72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37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3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3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4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4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4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4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0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1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4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1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7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88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489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9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8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5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5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6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5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544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54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5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5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5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6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6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2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37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63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5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6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7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7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7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7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6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764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76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7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6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7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8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8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8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8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5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6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6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6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6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869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87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8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81" style:family="text">
      <style:text-properties fo:font-size="10.00pt" fo:font-weight="normal" fo:font-family="Consolas" style:font-family-asian="Consolas" style:font-family-complex="Consolas" fo:background-color="#f0d8a8" fo:color="#6a3e3e"/>
    </style:style>
    <style:style style:name="T18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8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8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8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8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0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07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9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5" style:family="text">
      <style:text-properties fo:font-size="10.00pt" fo:font-weight="normal" fo:font-family="Consolas" style:font-family-asian="Consolas" style:font-family-complex="Consolas" fo:background-color="#d4d4d4" fo:color="#6a3e3e"/>
    </style:style>
    <style:style style:name="T19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2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2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9" style:family="text">
      <style:text-properties fo:font-size="10.00pt" fo:font-weight="normal" fo:font-family="Consolas" style:font-family-asian="Consolas" style:font-family-complex="Consolas" fo:background-color="#d4d4d4" fo:color="#6a3e3e"/>
    </style:style>
    <style:style style:name="T19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41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9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4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4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9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49" style:family="text">
      <style:text-properties fo:font-size="10.00pt" fo:font-weight="normal" fo:font-family="Consolas" style:font-family-asian="Consolas" style:font-family-complex="Consolas" fo:background-color="#d4d4d4" fo:color="#6a3e3e"/>
    </style:style>
    <style:style style:name="T19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9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61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96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6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8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8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8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8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9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9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9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0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0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0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0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2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2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0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4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0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4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0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5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6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6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6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7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0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7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0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8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8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9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9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9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0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104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210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1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0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1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1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2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2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1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2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3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3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4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42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1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4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4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5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5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5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5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5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6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6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6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6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7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7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7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9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9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9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9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9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6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22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2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2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6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8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3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32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3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36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38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2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2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4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ECTION 1: VARIABLES AND OPERATORS</text:span></text:p>
      <text:p text:style-name="P1"><text:span text:style-name="T1">1. Arithmetic operators.</text:span></text:p>
      <text:p text:style-name="P2"><text:span text:style-name="T1">import</text:span><text:span text:style-name="T2"><text:s/>java.util.Scanner;</text:span></text:p>
      <text:p text:style-name="P2"><text:span text:style-name="T3"/></text:p>
      <text:p text:style-name="P2"><text:span text:style-name="T4">public</text:span><text:span text:style-name="T5"><text:s/></text:span><text:span text:style-name="T6">class</text:span><text:span text:style-name="T7"><text:s/>ArthmeticOp {</text:span></text:p>
      <text:p text:style-name="P2"><text:span text:style-name="T8"/></text:p>
      <text:p text:style-name="P2"><text:span text:style-name="T9"><text:tab/></text:span><text:span text:style-name="T10">public</text:span><text:span text:style-name="T11"><text:s/></text:span><text:span text:style-name="T12">static</text:span><text:span text:style-name="T13"><text:s/></text:span><text:span text:style-name="T14">void</text:span><text:span text:style-name="T15"><text:s/>main(String[]<text:s/></text:span><text:span text:style-name="T16">args</text:span><text:span text:style-name="T17">) {</text:span></text:p>
      <text:p text:style-name="P2"><text:span text:style-name="T17"><text:tab/><text:tab/></text:span><text:span text:style-name="T18">//<text:s/></text:span><text:span text:style-name="T19">TODO</text:span><text:span text:style-name="T20"><text:s/>Auto-generated method stub</text:span></text:p>
      <text:p text:style-name="P2"><text:span text:style-name="T21"><text:tab/><text:tab/>Scanner<text:s/></text:span><text:span text:style-name="T22">sc</text:span><text:span text:style-name="T23">=<text:s/></text:span><text:span text:style-name="T24">new</text:span><text:span text:style-name="T25"><text:s/>Scanner(System.</text:span><text:span text:style-name="T26">in</text:span><text:span text:style-name="T27">);</text:span></text:p>
      <text:p text:style-name="P2"><text:span text:style-name="T27"><text:tab/><text:tab/></text:span></text:p>
      <text:p text:style-name="P2"><text:span text:style-name="T27"><text:tab/><text:tab/>System.</text:span><text:span text:style-name="T28">out</text:span><text:span text:style-name="T29">.println(</text:span><text:span text:style-name="T30">"enter the value of a :"</text:span><text:span text:style-name="T31">);</text:span></text:p>
      <text:p text:style-name="P2"><text:span text:style-name="T31"><text:tab/><text:tab/></text:span><text:span text:style-name="T32">int</text:span><text:span text:style-name="T33"><text:s/></text:span><text:span text:style-name="T34">a</text:span><text:span text:style-name="T35">=</text:span><text:span text:style-name="T36">sc</text:span><text:span text:style-name="T37">.nextInt();</text:span></text:p>
      <text:p text:style-name="P2"><text:span text:style-name="T37"><text:tab/><text:tab/>System.</text:span><text:span text:style-name="T38">out</text:span><text:span text:style-name="T39">.println(</text:span><text:span text:style-name="T40">"enter the value of b: "</text:span><text:span text:style-name="T41">);</text:span></text:p>
      <text:p text:style-name="P2"><text:span text:style-name="T41"><text:tab/><text:tab/></text:span><text:span text:style-name="T42">int</text:span><text:span text:style-name="T43"><text:s/></text:span><text:span text:style-name="T44">b</text:span><text:span text:style-name="T45">=</text:span><text:span text:style-name="T46">sc</text:span><text:span text:style-name="T47">.nextInt();</text:span></text:p>
      <text:p text:style-name="P2"><text:span text:style-name="T47"><text:tab/><text:tab/>System.</text:span><text:span text:style-name="T48">out</text:span><text:span text:style-name="T49">.println(</text:span><text:span text:style-name="T50">"sum of a and b is: "</text:span><text:span text:style-name="T51">+(</text:span><text:span text:style-name="T52">a</text:span><text:span text:style-name="T53">+</text:span><text:span text:style-name="T54">b</text:span><text:span text:style-name="T55">));</text:span></text:p>
      <text:p text:style-name="P2"><text:span text:style-name="T55"><text:tab/><text:tab/>System.</text:span><text:span text:style-name="T56">out</text:span><text:span text:style-name="T57">.println(</text:span><text:span text:style-name="T58">"difference of a and b is: "</text:span><text:span text:style-name="T59">+(</text:span><text:span text:style-name="T60">a</text:span><text:span text:style-name="T61">-</text:span><text:span text:style-name="T62">b</text:span><text:span text:style-name="T63">));</text:span></text:p>
      <text:p text:style-name="P2"><text:span text:style-name="T63"><text:tab/><text:tab/>System.</text:span><text:span text:style-name="T64">out</text:span><text:span text:style-name="T65">.println(</text:span><text:span text:style-name="T66">"product of a and b is: "</text:span><text:span text:style-name="T67">+(</text:span><text:span text:style-name="T68">a</text:span><text:span text:style-name="T69">*</text:span><text:span text:style-name="T70">b</text:span><text:span text:style-name="T71">));</text:span></text:p>
      <text:p text:style-name="P2"><text:span text:style-name="T71"><text:tab/><text:tab/>System.</text:span><text:span text:style-name="T72">out</text:span><text:span text:style-name="T73">.println(</text:span><text:span text:style-name="T74">"quotient ofa and b is: "</text:span><text:span text:style-name="T75">+(</text:span><text:span text:style-name="T76">a</text:span><text:span text:style-name="T77">/</text:span><text:span text:style-name="T78">b</text:span><text:span text:style-name="T79">));</text:span></text:p>
      <text:p text:style-name="P2"><text:span text:style-name="T80"/></text:p>
      <text:p text:style-name="P2"><text:span text:style-name="T81"><text:tab/>}</text:span></text:p>
      <text:p text:style-name="P2"><text:span text:style-name="T82"/></text:p>
      <text:p text:style-name="P2"><text:span text:style-name="T83">}</text:span></text:p>
      <text:p text:style-name="P2"><text:span text:style-name="T84"/></text:p>
      <text:p text:style-name="P2"><text:span text:style-name="T84"/></text:p>
      <text:p text:style-name="P2"><text:span text:style-name="T85">2. Swapping of two numbers</text:span></text:p>
      <text:p text:style-name="P2"><text:span text:style-name="T86"/></text:p>
      <text:p text:style-name="P2"><text:span text:style-name="T87">Using temparory variable:</text:span></text:p>
      <text:p text:style-name="P2"><text:span text:style-name="T88">public</text:span><text:span text:style-name="T89"><text:s/></text:span><text:span text:style-name="T90">class</text:span><text:span text:style-name="T91"><text:s/>Swapping1 {</text:span></text:p>
      <text:p text:style-name="P2"><text:span text:style-name="T92"/></text:p>
      <text:p text:style-name="P2"><text:span text:style-name="T93"><text:tab/></text:span><text:span text:style-name="T94">public</text:span><text:span text:style-name="T95"><text:s/></text:span><text:span text:style-name="T96">static</text:span><text:span text:style-name="T97"><text:s/></text:span><text:span text:style-name="T98">void</text:span><text:span text:style-name="T99"><text:s/>main(String[]<text:s/></text:span><text:span text:style-name="T100">args</text:span><text:span text:style-name="T101">) {</text:span></text:p>
      <text:p text:style-name="P2"><text:span text:style-name="T101"><text:tab/><text:tab/></text:span><text:span text:style-name="T102">//<text:s/></text:span><text:span text:style-name="T103">TODO</text:span><text:span text:style-name="T104"><text:s/>Auto-generated method stub</text:span></text:p>
      <text:p text:style-name="P2"><text:span text:style-name="T105"><text:tab/><text:tab/></text:span><text:span text:style-name="T106">int</text:span><text:span text:style-name="T107"><text:s/></text:span><text:span text:style-name="T108">a</text:span><text:span text:style-name="T109"><text:s/>= 10;</text:span></text:p>
      <text:p text:style-name="P2"><text:span text:style-name="T109"><text:tab/><text:tab/></text:span><text:span text:style-name="T110">int</text:span><text:span text:style-name="T111"><text:s/></text:span><text:span text:style-name="T112">b</text:span><text:span text:style-name="T113"><text:s/>= 20;</text:span></text:p>
      <text:p text:style-name="P2"><text:span text:style-name="T113"><text:tab/><text:tab/></text:span><text:span text:style-name="T114">int</text:span><text:span text:style-name="T115"><text:s/></text:span><text:span text:style-name="T116">temp</text:span><text:span text:style-name="T117">;</text:span></text:p>
      <text:p text:style-name="P2"><text:span text:style-name="T117"><text:tab/><text:tab/></text:span><text:span text:style-name="T118">temp</text:span><text:span text:style-name="T119"><text:s/>=</text:span><text:span text:style-name="T120">a</text:span><text:span text:style-name="T121">;</text:span></text:p>
      <text:p text:style-name="P2"><text:span text:style-name="T121"><text:tab/><text:tab/></text:span><text:span text:style-name="T122">a</text:span><text:span text:style-name="T123"><text:s/>=<text:s/></text:span><text:span text:style-name="T124">b</text:span><text:span text:style-name="T125">;</text:span></text:p>
      <text:p text:style-name="P2"><text:span text:style-name="T125"><text:tab/><text:tab/></text:span><text:span text:style-name="T126">b</text:span><text:span text:style-name="T127"><text:s/>=<text:s/></text:span><text:span text:style-name="T128">temp</text:span><text:span text:style-name="T129">;</text:span></text:p>
      <text:p text:style-name="P2"><text:span text:style-name="T129"><text:tab/><text:tab/>System.</text:span><text:span text:style-name="T130">out</text:span><text:span text:style-name="T131">.println(</text:span><text:span text:style-name="T132">"a="</text:span><text:span text:style-name="T133">+<text:s/></text:span><text:span text:style-name="T134">a</text:span><text:span text:style-name="T135">);</text:span></text:p>
      <text:p text:style-name="P2"><text:span text:style-name="T135"><text:tab/><text:tab/>System.</text:span><text:span text:style-name="T136">out</text:span><text:span text:style-name="T137">.println(</text:span><text:span text:style-name="T138">"b="</text:span><text:span text:style-name="T139">+<text:s/></text:span><text:span text:style-name="T140">b</text:span><text:span text:style-name="T141">);</text:span></text:p>
      <text:p text:style-name="P2"><text:span text:style-name="T141"><text:tab/><text:tab/></text:span></text:p>
      <text:p text:style-name="P2"><text:span text:style-name="T142"/></text:p>
      <text:p text:style-name="P2"><text:span text:style-name="T143"><text:tab/>}</text:span></text:p>
      <text:p text:style-name="P2"><text:span text:style-name="T144"/></text:p>
      <text:p text:style-name="P2"><text:span text:style-name="T145">}</text:span></text:p>
      <text:p text:style-name="P2"><text:span text:style-name="T146"/></text:p>
      <text:p text:style-name="P2"><text:span text:style-name="T146"/></text:p>
      <text:p text:style-name="P2"><text:span text:style-name="T147">Without using third variable:</text:span></text:p>
      <text:p text:style-name="P2"><text:span text:style-name="T148"/></text:p>
      <text:p text:style-name="P2"><text:span text:style-name="T149">public</text:span><text:span text:style-name="T150"><text:s/></text:span><text:span text:style-name="T151">class</text:span><text:span text:style-name="T152"><text:s/>Swapping2 {</text:span></text:p>
      <text:p text:style-name="P2"><text:span text:style-name="T153"/></text:p>
      <text:p text:style-name="P2"><text:span text:style-name="T154"><text:tab/></text:span><text:span text:style-name="T155">public</text:span><text:span text:style-name="T156"><text:s/></text:span><text:span text:style-name="T157">static</text:span><text:span text:style-name="T158"><text:s/></text:span><text:span text:style-name="T159">void</text:span><text:span text:style-name="T160"><text:s/>main(String[]<text:s/></text:span><text:span text:style-name="T161">args</text:span><text:span text:style-name="T162">) {</text:span></text:p>
      <text:p text:style-name="P2"><text:span text:style-name="T162"><text:tab/><text:tab/></text:span><text:span text:style-name="T163">//<text:s/></text:span><text:span text:style-name="T164">TODO</text:span><text:span text:style-name="T165"><text:s/>Auto-generated method stub</text:span></text:p>
      <text:p text:style-name="P2"><text:span text:style-name="T166"><text:tab/><text:tab/></text:span><text:span text:style-name="T167">int</text:span><text:span text:style-name="T168"><text:s/></text:span><text:span text:style-name="T169">a</text:span><text:span text:style-name="T170"><text:s/>= 20;</text:span></text:p>
      <text:p text:style-name="P2"><text:span text:style-name="T170"><text:tab/><text:tab/></text:span><text:span text:style-name="T171">int</text:span><text:span text:style-name="T172"><text:s/></text:span><text:span text:style-name="T173">b</text:span><text:span text:style-name="T174"><text:s/>= 10;</text:span></text:p>
      <text:p text:style-name="P2"><text:span text:style-name="T174"><text:tab/><text:tab/></text:span><text:span text:style-name="T175">a</text:span><text:span text:style-name="T176"><text:s/>=<text:s/></text:span><text:span text:style-name="T177">a</text:span><text:span text:style-name="T178"><text:s/>+<text:s/></text:span><text:span text:style-name="T179">b</text:span><text:span text:style-name="T180">;</text:span></text:p>
      <text:p text:style-name="P2"><text:span text:style-name="T180"><text:tab/><text:tab/></text:span><text:span text:style-name="T181">b</text:span><text:span text:style-name="T182"><text:s/>=<text:s/></text:span><text:span text:style-name="T183">a</text:span><text:span text:style-name="T184"><text:s/>-<text:s/></text:span><text:span text:style-name="T185">b</text:span><text:span text:style-name="T186">;</text:span></text:p>
      <text:p text:style-name="P2"><text:span text:style-name="T186"><text:tab/><text:tab/></text:span><text:span text:style-name="T187">a</text:span><text:span text:style-name="T188"><text:s/>=<text:s/></text:span><text:span text:style-name="T189">a</text:span><text:span text:style-name="T190"><text:s/>-<text:s/></text:span><text:span text:style-name="T191">b</text:span><text:span text:style-name="T192">;</text:span></text:p>
      <text:p text:style-name="P2"><text:span text:style-name="T192"><text:tab/><text:tab/>System.</text:span><text:span text:style-name="T193">out</text:span><text:span text:style-name="T194">.println(</text:span><text:span text:style-name="T195">"a = "</text:span><text:span text:style-name="T196">+</text:span><text:span text:style-name="T197">a</text:span><text:span text:style-name="T198">);</text:span></text:p>
      <text:p text:style-name="P2"><text:span text:style-name="T198"><text:tab/><text:tab/>System.</text:span><text:span text:style-name="T199">out</text:span><text:span text:style-name="T200">.println(</text:span><text:span text:style-name="T201">"b = "</text:span><text:span text:style-name="T202">+</text:span><text:span text:style-name="T203">b</text:span><text:span text:style-name="T204">);</text:span></text:p>
      <text:p text:style-name="P2"><text:span text:style-name="T204"><text:tab/>}</text:span></text:p>
      <text:p text:style-name="P2"><text:span text:style-name="T204">}</text:span></text:p>
      <text:p text:style-name="P2"><text:span text:style-name="T205"/></text:p>
      <text:p text:style-name="P2"><text:span text:style-name="T205"/></text:p>
      <text:p text:style-name="P2"><text:span text:style-name="T206">3. Simple Interest:</text:span></text:p>
      <text:p text:style-name="P2"><text:span text:style-name="T207"/></text:p>
      <text:p text:style-name="P2"><text:span text:style-name="T208">import</text:span><text:span text:style-name="T209"><text:s/>java.util.Scanner;</text:span></text:p>
      <text:p text:style-name="P2"><text:span text:style-name="T210"/></text:p>
      <text:p text:style-name="P2"><text:span text:style-name="T211">public</text:span><text:span text:style-name="T212"><text:s/></text:span><text:span text:style-name="T213">class</text:span><text:span text:style-name="T214"><text:s/>SimpleInterest {</text:span></text:p>
      <text:p text:style-name="P2"><text:span text:style-name="T215"/></text:p>
      <text:p text:style-name="P2"><text:span text:style-name="T216"><text:tab/></text:span><text:span text:style-name="T217">public</text:span><text:span text:style-name="T218"><text:s/></text:span><text:span text:style-name="T219">static</text:span><text:span text:style-name="T220"><text:s/></text:span><text:span text:style-name="T221">void</text:span><text:span text:style-name="T222"><text:s/>main(String[]<text:s/></text:span><text:span text:style-name="T223">args</text:span><text:span text:style-name="T224">) {</text:span></text:p>
      <text:p text:style-name="P2"><text:span text:style-name="T224"><text:tab/><text:tab/>Scanner<text:s/></text:span><text:span text:style-name="T225">sc</text:span><text:span text:style-name="T226"><text:s/>=<text:s/></text:span><text:span text:style-name="T227">new</text:span><text:span text:style-name="T228"><text:s/>Scanner(System.</text:span><text:span text:style-name="T229">in</text:span><text:span text:style-name="T230">);</text:span></text:p>
      <text:p text:style-name="P2"><text:span text:style-name="T230"><text:tab/><text:tab/>System.</text:span><text:span text:style-name="T231">out</text:span><text:span text:style-name="T232">.println(</text:span><text:span text:style-name="T233">"enter the value of p: "</text:span><text:span text:style-name="T234">);</text:span></text:p>
      <text:p text:style-name="P2"><text:span text:style-name="T234"><text:tab/><text:tab/></text:span><text:span text:style-name="T235">int</text:span><text:span text:style-name="T236"><text:s/></text:span><text:span text:style-name="T237">p</text:span><text:span text:style-name="T238"><text:s/>=<text:s/></text:span><text:span text:style-name="T239">sc</text:span><text:span text:style-name="T240">.nextInt();</text:span></text:p>
      <text:p text:style-name="P2"><text:span text:style-name="T240"><text:tab/><text:tab/>System.</text:span><text:span text:style-name="T241">out</text:span><text:span text:style-name="T242">.println(</text:span><text:span text:style-name="T243">"enter the value of t: "</text:span><text:span text:style-name="T244">);</text:span></text:p>
      <text:p text:style-name="P2"><text:span text:style-name="T244"><text:tab/><text:tab/></text:span><text:span text:style-name="T245">int</text:span><text:span text:style-name="T246"><text:s/></text:span><text:span text:style-name="T247">t</text:span><text:span text:style-name="T248"><text:s/>=<text:s/></text:span><text:span text:style-name="T249">sc</text:span><text:span text:style-name="T250">.nextInt();</text:span></text:p>
      <text:p text:style-name="P2"><text:span text:style-name="T250"><text:tab/><text:tab/>System.</text:span><text:span text:style-name="T251">out</text:span><text:span text:style-name="T252">.println(</text:span><text:span text:style-name="T253">"enter the value of r: "</text:span><text:span text:style-name="T254">);</text:span></text:p>
      <text:p text:style-name="P2"><text:span text:style-name="T254"><text:tab/><text:tab/></text:span><text:span text:style-name="T255">float</text:span><text:span text:style-name="T256"><text:s/></text:span><text:span text:style-name="T257">r</text:span><text:span text:style-name="T258"><text:s/>=<text:s/></text:span><text:span text:style-name="T259">sc</text:span><text:span text:style-name="T260">.</text:span><text:span text:style-name="T261">nextFloat</text:span><text:span text:style-name="T262">();</text:span></text:p>
      <text:p text:style-name="P2"><text:span text:style-name="T262"><text:tab/><text:tab/></text:span><text:span text:style-name="T263">float</text:span><text:span text:style-name="T264"><text:s/></text:span><text:span text:style-name="T265">si</text:span><text:span text:style-name="T266">;</text:span></text:p>
      <text:p text:style-name="P2"><text:span text:style-name="T266"><text:tab/><text:tab/></text:span><text:span text:style-name="T267">si</text:span><text:span text:style-name="T268">=(</text:span><text:span text:style-name="T269">p</text:span><text:span text:style-name="T270">*</text:span><text:span text:style-name="T271">r</text:span><text:span text:style-name="T272">*</text:span><text:span text:style-name="T273">t</text:span><text:span text:style-name="T274">)/100;</text:span></text:p>
      <text:p text:style-name="P2"><text:span text:style-name="T274"><text:tab/><text:tab/>System.</text:span><text:span text:style-name="T275">out</text:span><text:span text:style-name="T276">.println(</text:span><text:span text:style-name="T277">"simple interest is: "</text:span><text:span text:style-name="T278">+</text:span><text:span text:style-name="T279">si</text:span><text:span text:style-name="T280">);</text:span></text:p>
      <text:p text:style-name="P2"><text:span text:style-name="T281"/></text:p>
      <text:p text:style-name="P2"><text:span text:style-name="T282"><text:tab/>}</text:span></text:p>
      <text:p text:style-name="P2"><text:span text:style-name="T283"/></text:p>
      <text:p text:style-name="P2"><text:span text:style-name="T284">}</text:span></text:p>
      <text:p text:style-name="P2"><text:span text:style-name="T285"/></text:p>
      <text:p text:style-name="P2"><text:span text:style-name="T285"/></text:p>
      <text:p text:style-name="P2"><text:span text:style-name="T286">4. Area and perimeter of rectangle:</text:span></text:p>
      <text:p text:style-name="P2"><text:span text:style-name="T287"/></text:p>
      <text:p text:style-name="P2"><text:span text:style-name="T288">import</text:span><text:span text:style-name="T289"><text:s/>java.util.Scanner;</text:span></text:p>
      <text:p text:style-name="P2"><text:span text:style-name="T290"/></text:p>
      <text:p text:style-name="P2"><text:span text:style-name="T291">public</text:span><text:span text:style-name="T292"><text:s/></text:span><text:span text:style-name="T293">class</text:span><text:span text:style-name="T294"><text:s/>Rectangle {</text:span></text:p>
      <text:p text:style-name="P2"><text:span text:style-name="T295"/></text:p>
      <text:p text:style-name="P2"><text:span text:style-name="T296"><text:tab/></text:span><text:span text:style-name="T297">public</text:span><text:span text:style-name="T298"><text:s/></text:span><text:span text:style-name="T299">static</text:span><text:span text:style-name="T300"><text:s/></text:span><text:span text:style-name="T301">void</text:span><text:span text:style-name="T302"><text:s/>main(String[]<text:s/></text:span><text:span text:style-name="T303">args</text:span><text:span text:style-name="T304">) {</text:span></text:p>
      <text:p text:style-name="P2"><text:span text:style-name="T304"><text:tab/><text:tab/>Scanner<text:s/></text:span><text:span text:style-name="T305">sc</text:span><text:span text:style-name="T306"><text:s/>=</text:span><text:span text:style-name="T307">new</text:span><text:span text:style-name="T308"><text:s/>Scanner(System.</text:span><text:span text:style-name="T309">in</text:span><text:span text:style-name="T310">);</text:span></text:p>
      <text:p text:style-name="P2"><text:span text:style-name="T310"><text:tab/><text:tab/>System.</text:span><text:span text:style-name="T311">out</text:span><text:span text:style-name="T312">.println(</text:span><text:span text:style-name="T313">"the value of length: "</text:span><text:span text:style-name="T314">);</text:span></text:p>
      <text:p text:style-name="P2"><text:span text:style-name="T314"><text:tab/><text:tab/></text:span><text:span text:style-name="T315">int</text:span><text:span text:style-name="T316"><text:s/></text:span><text:span text:style-name="T317">l</text:span><text:span text:style-name="T318"><text:s/>=<text:s/></text:span><text:span text:style-name="T319">sc</text:span><text:span text:style-name="T320">.nextInt();</text:span></text:p>
      <text:p text:style-name="P2"><text:span text:style-name="T320"><text:tab/><text:tab/>System.</text:span><text:span text:style-name="T321">out</text:span><text:span text:style-name="T322">.println(</text:span><text:span text:style-name="T323">"enter the value of b: "</text:span><text:span text:style-name="T324">);</text:span></text:p>
      <text:p text:style-name="P2"><text:span text:style-name="T324"><text:tab/><text:tab/></text:span><text:span text:style-name="T325">int</text:span><text:span text:style-name="T326"><text:s/></text:span><text:span text:style-name="T327">b</text:span><text:span text:style-name="T328"><text:s/>=<text:s/></text:span><text:span text:style-name="T329">sc</text:span><text:span text:style-name="T330">.nextInt();</text:span></text:p>
      <text:p text:style-name="P2"><text:span text:style-name="T330"><text:tab/><text:tab/></text:span><text:span text:style-name="T331">int</text:span><text:span text:style-name="T332"><text:s/></text:span><text:span text:style-name="T333">area</text:span><text:span text:style-name="T334">=</text:span><text:span text:style-name="T335">l</text:span><text:span text:style-name="T336">*</text:span><text:span text:style-name="T337">b</text:span><text:span text:style-name="T338">;</text:span></text:p>
      <text:p text:style-name="P2"><text:span text:style-name="T338"><text:tab/><text:tab/>System.</text:span><text:span text:style-name="T339">out</text:span><text:span text:style-name="T340">.println(</text:span><text:span text:style-name="T341">"area of rect is: "</text:span><text:span text:style-name="T342">+<text:s/></text:span><text:span text:style-name="T343">area</text:span><text:span text:style-name="T344">);</text:span></text:p>
      <text:p text:style-name="P2"><text:span text:style-name="T344"><text:tab/><text:tab/></text:span><text:span text:style-name="T345">int</text:span><text:span text:style-name="T346"><text:s/></text:span><text:span text:style-name="T347">perimeter</text:span><text:span text:style-name="T348">=2*(</text:span><text:span text:style-name="T349">l</text:span><text:span text:style-name="T350">+</text:span><text:span text:style-name="T351">b</text:span><text:span text:style-name="T352">);</text:span></text:p>
      <text:p text:style-name="P2"><text:span text:style-name="T352"><text:tab/><text:tab/>System.</text:span><text:span text:style-name="T353">out</text:span><text:span text:style-name="T354">.println(</text:span><text:span text:style-name="T355">"perimeter of rect is: "</text:span><text:span text:style-name="T356">+<text:s/></text:span><text:span text:style-name="T357">perimeter</text:span><text:span text:style-name="T358">);</text:span></text:p>
      <text:p text:style-name="P2"><text:span text:style-name="T358"><text:tab/>}</text:span></text:p>
      <text:p text:style-name="P2"><text:span text:style-name="T358">}</text:span></text:p>
      <text:p text:style-name="P2"><text:span text:style-name="T359"/></text:p>
      <text:p text:style-name="P2"><text:span text:style-name="T359"/></text:p>
      <text:p text:style-name="P2"><text:span text:style-name="T360">5.1 Celsius, Fahrenheit:</text:span></text:p>
      <text:p text:style-name="P2"><text:span text:style-name="T361"/></text:p>
      <text:p text:style-name="P2"><text:span text:style-name="T362">import</text:span><text:span text:style-name="T363"><text:s/>java.util.Scanner;</text:span></text:p>
      <text:p text:style-name="P2"><text:span text:style-name="T364"/></text:p>
      <text:p text:style-name="P2"><text:span text:style-name="T365">public</text:span><text:span text:style-name="T366"><text:s/></text:span><text:span text:style-name="T367">class</text:span><text:span text:style-name="T368"><text:s/>ConvertCelsius {</text:span></text:p>
      <text:p text:style-name="P2"><text:span text:style-name="T369"/></text:p>
      <text:p text:style-name="P2"><text:span text:style-name="T370"><text:tab/></text:span><text:span text:style-name="T371">public</text:span><text:span text:style-name="T372"><text:s/></text:span><text:span text:style-name="T373">static</text:span><text:span text:style-name="T374"><text:s/></text:span><text:span text:style-name="T375">void</text:span><text:span text:style-name="T376"><text:s/>main(String[]<text:s/></text:span><text:span text:style-name="T377">args</text:span><text:span text:style-name="T378">) {</text:span></text:p>
      <text:p text:style-name="P2"><text:span text:style-name="T378"><text:tab/><text:tab/>Scanner<text:s/></text:span><text:span text:style-name="T379">sc</text:span><text:span text:style-name="T380"><text:s/>=<text:s/></text:span><text:span text:style-name="T381">new</text:span><text:span text:style-name="T382"><text:s/>Scanner(System.</text:span><text:span text:style-name="T383">in</text:span><text:span text:style-name="T384">);</text:span></text:p>
      <text:p text:style-name="P2"><text:span text:style-name="T384"><text:tab/><text:tab/>System.</text:span><text:span text:style-name="T385">out</text:span><text:span text:style-name="T386">.println(</text:span><text:span text:style-name="T387">"enter celsius: "</text:span><text:span text:style-name="T388">);</text:span></text:p>
      <text:p text:style-name="P2"><text:span text:style-name="T388"><text:tab/><text:tab/></text:span><text:span text:style-name="T389">float</text:span><text:span text:style-name="T390"><text:s/></text:span><text:span text:style-name="T391">c</text:span><text:span text:style-name="T392"><text:s/>=<text:s/></text:span><text:span text:style-name="T393">sc</text:span><text:span text:style-name="T394">.nextFloat();</text:span></text:p>
      <text:p text:style-name="P2"><text:span text:style-name="T394"><text:tab/><text:tab/>System.</text:span><text:span text:style-name="T395">out</text:span><text:span text:style-name="T396">.println(</text:span><text:span text:style-name="T397">"enter fahrenheit: "</text:span><text:span text:style-name="T398">);</text:span></text:p>
      <text:p text:style-name="P2"><text:span text:style-name="T398"><text:tab/><text:tab/></text:span><text:span text:style-name="T399">float</text:span><text:span text:style-name="T400"><text:s/></text:span><text:span text:style-name="T401">f</text:span><text:span text:style-name="T402"><text:s/>=<text:s/></text:span><text:span text:style-name="T403">sc</text:span><text:span text:style-name="T404">.nextFloat();</text:span></text:p>
      <text:p text:style-name="P2"><text:span text:style-name="T404"><text:tab/><text:tab/></text:span><text:span text:style-name="T405">float</text:span><text:span text:style-name="T406"><text:s/></text:span><text:span text:style-name="T407">fahrenheit</text:span><text:span text:style-name="T408">=(9.0f/5)*</text:span><text:span text:style-name="T409">c</text:span><text:span text:style-name="T410">+32;</text:span></text:p>
      <text:p text:style-name="P2"><text:span text:style-name="T410"><text:tab/><text:tab/>System.</text:span><text:span text:style-name="T411">out</text:span><text:span text:style-name="T412">.println(</text:span><text:span text:style-name="T413">"fahrenehit is: "</text:span><text:span text:style-name="T414">+</text:span><text:span text:style-name="T415">fahrenheit</text:span><text:span text:style-name="T416">);</text:span></text:p>
      <text:p text:style-name="P2"><text:span text:style-name="T416"><text:tab/><text:tab/></text:span><text:span text:style-name="T417">float</text:span><text:span text:style-name="T418"><text:s/></text:span><text:span text:style-name="T419">celsius</text:span><text:span text:style-name="T420"><text:s/>= (5.0f/9)*(</text:span><text:span text:style-name="T421">f</text:span><text:span text:style-name="T422">-32);</text:span></text:p>
      <text:p text:style-name="P2"><text:span text:style-name="T422"><text:tab/><text:tab/>System.</text:span><text:span text:style-name="T423">out</text:span><text:span text:style-name="T424">.println(</text:span><text:span text:style-name="T425">"celsius is"</text:span><text:span text:style-name="T426">+</text:span><text:span text:style-name="T427">celsius</text:span><text:span text:style-name="T428">);</text:span></text:p>
      <text:p text:style-name="P2"><text:span text:style-name="T428"><text:tab/>}</text:span></text:p>
      <text:p text:style-name="P2"><text:span text:style-name="T428">}</text:span></text:p>
      <text:p text:style-name="P2"><text:span text:style-name="T429"/></text:p>
      <text:p text:style-name="P2"><text:span text:style-name="T430">5.2 KM to Miles:</text:span></text:p>
      <text:p text:style-name="P2"><text:span text:style-name="T431"/></text:p>
      <text:p text:style-name="P2"><text:span text:style-name="T432">import</text:span><text:span text:style-name="T433"><text:s/>java.util.Scanner;</text:span></text:p>
      <text:p text:style-name="P2"><text:span text:style-name="T434"/></text:p>
      <text:p text:style-name="P2"><text:span text:style-name="T435">public</text:span><text:span text:style-name="T436"><text:s/></text:span><text:span text:style-name="T437">class</text:span><text:span text:style-name="T438"><text:s/>KmMiles {</text:span></text:p>
      <text:p text:style-name="P2"><text:span text:style-name="T439"/></text:p>
      <text:p text:style-name="P2"><text:span text:style-name="T440"><text:tab/></text:span><text:span text:style-name="T441">public</text:span><text:span text:style-name="T442"><text:s/></text:span><text:span text:style-name="T443">static</text:span><text:span text:style-name="T444"><text:s/></text:span><text:span text:style-name="T445">void</text:span><text:span text:style-name="T446"><text:s/>main(String[]<text:s/></text:span><text:span text:style-name="T447">args</text:span><text:span text:style-name="T448">) {</text:span></text:p>
      <text:p text:style-name="P2"><text:span text:style-name="T448"><text:tab/><text:tab/>Scanner<text:s/></text:span><text:span text:style-name="T449">sc</text:span><text:span text:style-name="T450"><text:s/>=<text:s/></text:span><text:span text:style-name="T451">new</text:span><text:span text:style-name="T452"><text:s/>Scanner(System.</text:span><text:span text:style-name="T453">in</text:span><text:span text:style-name="T454">);</text:span></text:p>
      <text:p text:style-name="P2"><text:span text:style-name="T454"><text:tab/><text:tab/>System.</text:span><text:span text:style-name="T455">out</text:span><text:span text:style-name="T456">.println(</text:span><text:span text:style-name="T457">"enter km: "</text:span><text:span text:style-name="T458">);</text:span></text:p>
      <text:p text:style-name="P2"><text:span text:style-name="T458"><text:tab/><text:tab/></text:span><text:span text:style-name="T459">float</text:span><text:span text:style-name="T460"><text:s/></text:span><text:span text:style-name="T461">km</text:span><text:span text:style-name="T462"><text:s/>=<text:s/></text:span><text:span text:style-name="T463">sc</text:span><text:span text:style-name="T464">.nextFloat();</text:span></text:p>
      <text:p text:style-name="P2"><text:span text:style-name="T464"><text:tab/><text:tab/></text:span><text:span text:style-name="T465">float</text:span><text:span text:style-name="T466"><text:s/></text:span><text:span text:style-name="T467">miles</text:span><text:span text:style-name="T468"><text:s/>= (</text:span><text:span text:style-name="T469">km</text:span><text:span text:style-name="T470">*(0.621371f));</text:span></text:p>
      <text:p text:style-name="P2"><text:span text:style-name="T470"><text:tab/><text:tab/>System.</text:span><text:span text:style-name="T471">out</text:span><text:span text:style-name="T472">.println(</text:span><text:span text:style-name="T473">"miles: "</text:span><text:span text:style-name="T474">+<text:s/></text:span><text:span text:style-name="T475">miles</text:span><text:span text:style-name="T476">);</text:span></text:p>
      <text:p text:style-name="P2"><text:span text:style-name="T476">}</text:span></text:p>
      <text:p text:style-name="P2"><text:span text:style-name="T476">}</text:span></text:p>
      <text:p text:style-name="P2"><text:span text:style-name="T477"/></text:p>
      <text:p text:style-name="P2"><text:span text:style-name="T477"/></text:p>
      <text:p text:style-name="P2"><text:span text:style-name="T478">SECTION 2: CONDITIONAL STATEMENTS</text:span></text:p>
      <text:p text:style-name="P2"><text:span text:style-name="T479"/></text:p>
      <text:p text:style-name="P2"><text:span text:style-name="T480">6. Write a program to check whether a number is positive, negative, or zero. </text:span></text:p>
      <text:p text:style-name="P2"><text:span text:style-name="T481"/></text:p>
      <text:p text:style-name="P2"><text:span text:style-name="T482">import</text:span><text:span text:style-name="T483"><text:s/>java.util.Scanner;</text:span></text:p>
      <text:p text:style-name="P2"><text:span text:style-name="T484"/></text:p>
      <text:p text:style-name="P2"><text:span text:style-name="T485">public</text:span><text:span text:style-name="T486"><text:s/></text:span><text:span text:style-name="T487">class</text:span><text:span text:style-name="T488"><text:s/>PositiveNegativeZero {</text:span></text:p>
      <text:p text:style-name="P2"><text:span text:style-name="T489"/></text:p>
      <text:p text:style-name="P2"><text:span text:style-name="T490"><text:tab/></text:span><text:span text:style-name="T491">public</text:span><text:span text:style-name="T492"><text:s/></text:span><text:span text:style-name="T493">static</text:span><text:span text:style-name="T494"><text:s/></text:span><text:span text:style-name="T495">void</text:span><text:span text:style-name="T496"><text:s/>main(String[]<text:s/></text:span><text:span text:style-name="T497">args</text:span><text:span text:style-name="T498">) {</text:span></text:p>
      <text:p text:style-name="P2"><text:span text:style-name="T498"><text:tab/><text:tab/>Scanner<text:s/></text:span><text:span text:style-name="T499">sc</text:span><text:span text:style-name="T500"><text:s/>=<text:s/></text:span><text:span text:style-name="T501">new</text:span><text:span text:style-name="T502"><text:s/>Scanner(System.</text:span><text:span text:style-name="T503">in</text:span><text:span text:style-name="T504">);</text:span></text:p>
      <text:p text:style-name="P2"><text:span text:style-name="T504"><text:tab/><text:tab/>System.</text:span><text:span text:style-name="T505">out</text:span><text:span text:style-name="T506">.println(</text:span><text:span text:style-name="T507">"enter the number: "</text:span><text:span text:style-name="T508">);</text:span></text:p>
      <text:p text:style-name="P2"><text:span text:style-name="T508"><text:tab/><text:tab/></text:span><text:span text:style-name="T509">int</text:span><text:span text:style-name="T510"><text:s/></text:span><text:span text:style-name="T511">num</text:span><text:span text:style-name="T512"><text:s/>=<text:s/></text:span><text:span text:style-name="T513">sc</text:span><text:span text:style-name="T514">.nextInt();</text:span></text:p>
      <text:p text:style-name="P2"><text:span text:style-name="T514"><text:tab/><text:tab/></text:span><text:span text:style-name="T515">if</text:span><text:span text:style-name="T516"><text:s/>(</text:span><text:span text:style-name="T517">num</text:span><text:span text:style-name="T518">&gt;0) {</text:span></text:p>
      <text:p text:style-name="P2"><text:span text:style-name="T518"><text:tab/><text:tab/><text:tab/>System.</text:span><text:span text:style-name="T519">out</text:span><text:span text:style-name="T520">.println(</text:span><text:span text:style-name="T521">"the number is positive"</text:span><text:span text:style-name="T522">);</text:span></text:p>
      <text:p text:style-name="P2"><text:span text:style-name="T522"><text:tab/><text:tab/><text:tab/>}</text:span><text:span text:style-name="T523">else</text:span><text:span text:style-name="T524"><text:s/></text:span><text:span text:style-name="T525">if</text:span><text:span text:style-name="T526">(</text:span><text:span text:style-name="T527">num</text:span><text:span text:style-name="T528">&lt;0) {</text:span></text:p>
      <text:p text:style-name="P2"><text:span text:style-name="T528"><text:tab/><text:tab/><text:tab/><text:tab/>System.</text:span><text:span text:style-name="T529">out</text:span><text:span text:style-name="T530">.println(</text:span><text:span text:style-name="T531">"the number is negative"</text:span><text:span text:style-name="T532">);</text:span></text:p>
      <text:p text:style-name="P2"><text:span text:style-name="T532"><text:tab/><text:tab/><text:tab/><text:tab/></text:span></text:p>
      <text:p text:style-name="P2"><text:span text:style-name="T532"><text:tab/><text:tab/><text:tab/>}</text:span><text:span text:style-name="T533">else</text:span><text:span text:style-name="T534"><text:s/>{</text:span></text:p>
      <text:p text:style-name="P2"><text:span text:style-name="T534"><text:tab/><text:tab/><text:tab/><text:tab/>System.</text:span><text:span text:style-name="T535">out</text:span><text:span text:style-name="T536">.println(</text:span><text:span text:style-name="T537">"the number is zero"</text:span><text:span text:style-name="T538">);</text:span></text:p>
      <text:p text:style-name="P2"><text:span text:style-name="T538"><text:tab/><text:tab/><text:tab/>}</text:span></text:p>
      <text:p text:style-name="P2"><text:span text:style-name="T539"/></text:p>
      <text:p text:style-name="P2"><text:span text:style-name="T540"><text:tab/>}</text:span></text:p>
      <text:p text:style-name="P2"><text:span text:style-name="T541"/></text:p>
      <text:p text:style-name="P2"><text:span text:style-name="T542">}</text:span></text:p>
      <text:p text:style-name="P2"><text:span text:style-name="T543"/></text:p>
      <text:p text:style-name="P2"><text:span text:style-name="T543"/></text:p>
      <text:p text:style-name="P2"><text:span text:style-name="T544">7. Write a program to check whether a number is even or odd. </text:span></text:p>
      <text:p text:style-name="P2"><text:span text:style-name="T545"/></text:p>
      <text:p text:style-name="P2"><text:span text:style-name="T546">import</text:span><text:span text:style-name="T547"><text:s/>java.util.Scanner;</text:span></text:p>
      <text:p text:style-name="P2"><text:span text:style-name="T548"/></text:p>
      <text:p text:style-name="P2"><text:span text:style-name="T549">public</text:span><text:span text:style-name="T550"><text:s/></text:span><text:span text:style-name="T551">class</text:span><text:span text:style-name="T552"><text:s/>EvenOdd {</text:span></text:p>
      <text:p text:style-name="P2"><text:span text:style-name="T553"/></text:p>
      <text:p text:style-name="P2"><text:span text:style-name="T554"><text:tab/></text:span><text:span text:style-name="T555">public</text:span><text:span text:style-name="T556"><text:s/></text:span><text:span text:style-name="T557">static</text:span><text:span text:style-name="T558"><text:s/></text:span><text:span text:style-name="T559">void</text:span><text:span text:style-name="T560"><text:s/>main(String[]<text:s/></text:span><text:span text:style-name="T561">args</text:span><text:span text:style-name="T562">) {</text:span></text:p>
      <text:p text:style-name="P2"><text:span text:style-name="T562"><text:tab/><text:tab/>Scanner<text:s/></text:span><text:span text:style-name="T563">sc</text:span><text:span text:style-name="T564"><text:s/>=<text:s/></text:span><text:span text:style-name="T565">new</text:span><text:span text:style-name="T566"><text:s/>Scanner(System.</text:span><text:span text:style-name="T567">in</text:span><text:span text:style-name="T568">);</text:span></text:p>
      <text:p text:style-name="P2"><text:span text:style-name="T568"><text:tab/><text:tab/>System.</text:span><text:span text:style-name="T569">out</text:span><text:span text:style-name="T570">.println(</text:span><text:span text:style-name="T571">"enter the number:"</text:span><text:span text:style-name="T572">);</text:span></text:p>
      <text:p text:style-name="P2"><text:span text:style-name="T572"><text:tab/><text:tab/></text:span><text:span text:style-name="T573">int</text:span><text:span text:style-name="T574"><text:s/></text:span><text:span text:style-name="T575">num</text:span><text:span text:style-name="T576"><text:s/>=<text:s/></text:span><text:span text:style-name="T577">sc</text:span><text:span text:style-name="T578">.nextInt();</text:span></text:p>
      <text:p text:style-name="P2"><text:span text:style-name="T578"><text:tab/><text:tab/></text:span><text:span text:style-name="T579">if</text:span><text:span text:style-name="T580"><text:s/>(</text:span><text:span text:style-name="T581">num</text:span><text:span text:style-name="T582">%2==0) {</text:span></text:p>
      <text:p text:style-name="P2"><text:span text:style-name="T582"><text:tab/><text:tab/><text:tab/>System.</text:span><text:span text:style-name="T583">out</text:span><text:span text:style-name="T584">.println(</text:span><text:span text:style-name="T585">"the num is even "</text:span><text:span text:style-name="T586">+<text:s/></text:span><text:span text:style-name="T587">num</text:span><text:span text:style-name="T588">);</text:span></text:p>
      <text:p text:style-name="P2"><text:span text:style-name="T588"><text:tab/><text:tab/><text:tab/></text:span></text:p>
      <text:p text:style-name="P2"><text:span text:style-name="T588"><text:tab/><text:tab/>}</text:span><text:span text:style-name="T589">else</text:span><text:span text:style-name="T590"><text:s/>{</text:span></text:p>
      <text:p text:style-name="P2"><text:span text:style-name="T590"><text:tab/><text:tab/><text:tab/>System.</text:span><text:span text:style-name="T591">out</text:span><text:span text:style-name="T592">.println(</text:span><text:span text:style-name="T593">"the num is odd "</text:span><text:span text:style-name="T594">+<text:s/></text:span><text:span text:style-name="T595">num</text:span><text:span text:style-name="T596">);</text:span></text:p>
      <text:p text:style-name="P2"><text:span text:style-name="T596"><text:tab/><text:tab/>}</text:span></text:p>
      <text:p text:style-name="P2"><text:span text:style-name="T597"/></text:p>
      <text:p text:style-name="P2"><text:span text:style-name="T598"><text:tab/>}</text:span></text:p>
      <text:p text:style-name="P2"><text:span text:style-name="T599"/></text:p>
      <text:p text:style-name="P2"><text:span text:style-name="T600">}</text:span></text:p>
      <text:p text:style-name="P2"><text:span text:style-name="T601"/></text:p>
      <text:p text:style-name="P2"><text:span text:style-name="T601"/></text:p>
      <text:p text:style-name="P2"><text:span text:style-name="T602">8. Write a program to check whether a year is a leap year. </text:span></text:p>
      <text:p text:style-name="P2"><text:span text:style-name="T603"/></text:p>
      <text:p text:style-name="P2"><text:span text:style-name="T604">mport</text:span><text:span text:style-name="T605"><text:s/>java.util.Scanner;</text:span></text:p>
      <text:p text:style-name="P2"><text:span text:style-name="T606"/></text:p>
      <text:p text:style-name="P2"><text:span text:style-name="T607">public</text:span><text:span text:style-name="T608"><text:s/></text:span><text:span text:style-name="T609">class</text:span><text:span text:style-name="T610"><text:s/>LeapYear {</text:span></text:p>
      <text:p text:style-name="P2"><text:span text:style-name="T611"/></text:p>
      <text:p text:style-name="P2"><text:span text:style-name="T612"><text:tab/></text:span><text:span text:style-name="T613">public</text:span><text:span text:style-name="T614"><text:s/></text:span><text:span text:style-name="T615">static</text:span><text:span text:style-name="T616"><text:s/></text:span><text:span text:style-name="T617">void</text:span><text:span text:style-name="T618"><text:s/>main(String[]<text:s/></text:span><text:span text:style-name="T619">args</text:span><text:span text:style-name="T620">) {</text:span></text:p>
      <text:p text:style-name="P2"><text:span text:style-name="T620"><text:tab/><text:tab/>Scanner<text:s/></text:span><text:span text:style-name="T621">sc</text:span><text:span text:style-name="T622"><text:s/>=<text:s/></text:span><text:span text:style-name="T623">new</text:span><text:span text:style-name="T624"><text:s/>Scanner(System.</text:span><text:span text:style-name="T625">in</text:span><text:span text:style-name="T626">);</text:span></text:p>
      <text:p text:style-name="P2"><text:span text:style-name="T626"><text:tab/><text:tab/>System.</text:span><text:span text:style-name="T627">out</text:span><text:span text:style-name="T628">.println(</text:span><text:span text:style-name="T629">"enter the year: "</text:span><text:span text:style-name="T630">);</text:span></text:p>
      <text:p text:style-name="P2"><text:span text:style-name="T630"><text:tab/><text:tab/></text:span><text:span text:style-name="T631">int</text:span><text:span text:style-name="T632"><text:s/></text:span><text:span text:style-name="T633">year</text:span><text:span text:style-name="T634"><text:s/>=<text:s/></text:span><text:span text:style-name="T635">sc</text:span><text:span text:style-name="T636">.nextInt();</text:span></text:p>
      <text:p text:style-name="P2"><text:span text:style-name="T636"><text:tab/><text:tab/></text:span><text:span text:style-name="T637">if</text:span><text:span text:style-name="T638"><text:s/>((</text:span><text:span text:style-name="T639">year</text:span><text:span text:style-name="T640">%400==0) || (</text:span><text:span text:style-name="T641">year</text:span><text:span text:style-name="T642">%4==0 &amp;&amp;<text:s/></text:span><text:span text:style-name="T643">year</text:span><text:span text:style-name="T644">%100!=0)){</text:span></text:p>
      <text:p text:style-name="P2"><text:span text:style-name="T644"><text:tab/><text:tab/><text:tab/>System.</text:span><text:span text:style-name="T645">out</text:span><text:span text:style-name="T646">.println(</text:span><text:span text:style-name="T647">"leap year: "</text:span><text:span text:style-name="T648">+</text:span><text:span text:style-name="T649">year</text:span><text:span text:style-name="T650">);</text:span></text:p>
      <text:p text:style-name="P2"><text:span text:style-name="T650"><text:tab/><text:tab/><text:tab/></text:span></text:p>
      <text:p text:style-name="P2"><text:span text:style-name="T650"><text:tab/><text:tab/>}</text:span><text:span text:style-name="T651">else</text:span><text:span text:style-name="T652"><text:s/>{</text:span></text:p>
      <text:p text:style-name="P2"><text:span text:style-name="T652"><text:tab/><text:tab/><text:tab/>System.</text:span><text:span text:style-name="T653">out</text:span><text:span text:style-name="T654">.println(</text:span><text:span text:style-name="T655">"not leap year "</text:span><text:span text:style-name="T656">+<text:s/></text:span><text:span text:style-name="T657">year</text:span><text:span text:style-name="T658">);</text:span></text:p>
      <text:p text:style-name="P2"><text:span text:style-name="T658"><text:tab/><text:tab/>}</text:span></text:p>
      <text:p text:style-name="P2"><text:span text:style-name="T658"><text:tab/><text:tab/></text:span></text:p>
      <text:p text:style-name="P2"><text:span text:style-name="T659"/></text:p>
      <text:p text:style-name="P2"><text:span text:style-name="T660"><text:tab/>}</text:span></text:p>
      <text:p text:style-name="P2"><text:span text:style-name="T661"/></text:p>
      <text:p text:style-name="P2"><text:span text:style-name="T662">}</text:span></text:p>
      <text:p text:style-name="P2"><text:span text:style-name="T663"/></text:p>
      <text:p text:style-name="P2"><text:span text:style-name="T663"/></text:p>
      <text:p text:style-name="P2"><text:span text:style-name="T664">9. Write a program to find the largest of three numbers. </text:span></text:p>
      <text:p text:style-name="P2"><text:span text:style-name="T665"/></text:p>
      <text:p text:style-name="P2"><text:span text:style-name="T666">public</text:span><text:span text:style-name="T667"><text:s/></text:span><text:span text:style-name="T668">class</text:span><text:span text:style-name="T669"><text:s/>LargestOfThree {</text:span></text:p>
      <text:p text:style-name="P2"><text:span text:style-name="T670"/></text:p>
      <text:p text:style-name="P2"><text:span text:style-name="T671"><text:tab/></text:span><text:span text:style-name="T672">public</text:span><text:span text:style-name="T673"><text:s/></text:span><text:span text:style-name="T674">static</text:span><text:span text:style-name="T675"><text:s/></text:span><text:span text:style-name="T676">void</text:span><text:span text:style-name="T677"><text:s/>main(String[]<text:s/></text:span><text:span text:style-name="T678">args</text:span><text:span text:style-name="T679">) {</text:span></text:p>
      <text:p text:style-name="P2"><text:span text:style-name="T679"><text:tab/><text:tab/>Scanner<text:s/></text:span><text:span text:style-name="T680">sc</text:span><text:span text:style-name="T681"><text:s/>=<text:s/></text:span><text:span text:style-name="T682">new</text:span><text:span text:style-name="T683"><text:s/>Scanner(System.</text:span><text:span text:style-name="T684">in</text:span><text:span text:style-name="T685">);</text:span></text:p>
      <text:p text:style-name="P2"><text:span text:style-name="T685"><text:tab/><text:tab/>System.</text:span><text:span text:style-name="T686">out</text:span><text:span text:style-name="T687">.println(</text:span><text:span text:style-name="T688">"enter the value of a: "</text:span><text:span text:style-name="T689">);</text:span></text:p>
      <text:p text:style-name="P2"><text:span text:style-name="T689"><text:tab/><text:tab/></text:span><text:span text:style-name="T690">int</text:span><text:span text:style-name="T691"><text:s/></text:span><text:span text:style-name="T692">a</text:span><text:span text:style-name="T693"><text:s/>=<text:s/></text:span><text:span text:style-name="T694">sc</text:span><text:span text:style-name="T695">.nextInt();</text:span></text:p>
      <text:p text:style-name="P2"><text:span text:style-name="T695"><text:tab/><text:tab/>System.</text:span><text:span text:style-name="T696">out</text:span><text:span text:style-name="T697">.println(</text:span><text:span text:style-name="T698">"enter the value of b: "</text:span><text:span text:style-name="T699">);</text:span></text:p>
      <text:p text:style-name="P2"><text:span text:style-name="T699"><text:tab/><text:tab/></text:span><text:span text:style-name="T700">int</text:span><text:span text:style-name="T701"><text:s/></text:span><text:span text:style-name="T702">b</text:span><text:span text:style-name="T703"><text:s/>=<text:s/></text:span><text:span text:style-name="T704">sc</text:span><text:span text:style-name="T705">.nextInt();</text:span></text:p>
      <text:p text:style-name="P2"><text:span text:style-name="T705"><text:tab/><text:tab/>System.</text:span><text:span text:style-name="T706">out</text:span><text:span text:style-name="T707">.println(</text:span><text:span text:style-name="T708">"enter the value of c: "</text:span><text:span text:style-name="T709">);</text:span></text:p>
      <text:p text:style-name="P2"><text:span text:style-name="T709"><text:tab/><text:tab/></text:span><text:span text:style-name="T710">int</text:span><text:span text:style-name="T711"><text:s/></text:span><text:span text:style-name="T712">c</text:span><text:span text:style-name="T713"><text:s/>=<text:s/></text:span><text:span text:style-name="T714">sc</text:span><text:span text:style-name="T715">.nextInt();</text:span></text:p>
      <text:p text:style-name="P2"><text:span text:style-name="T715"><text:tab/><text:tab/></text:span><text:span text:style-name="T716">if</text:span><text:span text:style-name="T717"><text:s/>((</text:span><text:span text:style-name="T718">a</text:span><text:span text:style-name="T719">&gt;</text:span><text:span text:style-name="T720">b</text:span><text:span text:style-name="T721">) &amp;&amp;(</text:span><text:span text:style-name="T722">a</text:span><text:span text:style-name="T723">&gt;</text:span><text:span text:style-name="T724">c</text:span><text:span text:style-name="T725">)) {</text:span></text:p>
      <text:p text:style-name="P2"><text:span text:style-name="T725"><text:tab/><text:tab/><text:tab/>System.</text:span><text:span text:style-name="T726">out</text:span><text:span text:style-name="T727">.println(</text:span><text:span text:style-name="T728">"a is larger :"</text:span><text:span text:style-name="T729">+</text:span><text:span text:style-name="T730">a</text:span><text:span text:style-name="T731">);</text:span></text:p>
      <text:p text:style-name="P2"><text:span text:style-name="T731"><text:tab/><text:tab/><text:tab/></text:span></text:p>
      <text:p text:style-name="P2"><text:span text:style-name="T731"><text:tab/><text:tab/>}</text:span><text:span text:style-name="T732">else</text:span><text:span text:style-name="T733"><text:s/></text:span><text:span text:style-name="T734">if</text:span><text:span text:style-name="T735"><text:s/>((</text:span><text:span text:style-name="T736">b</text:span><text:span text:style-name="T737">&gt;</text:span><text:span text:style-name="T738">a</text:span><text:span text:style-name="T739">) &amp;&amp; (</text:span><text:span text:style-name="T740">b</text:span><text:span text:style-name="T741">&gt;</text:span><text:span text:style-name="T742">c</text:span><text:span text:style-name="T743">)) {</text:span></text:p>
      <text:p text:style-name="P2"><text:span text:style-name="T743"><text:tab/><text:tab/><text:tab/>System.</text:span><text:span text:style-name="T744">out</text:span><text:span text:style-name="T745">.println(</text:span><text:span text:style-name="T746">"b is larger "</text:span><text:span text:style-name="T747">+</text:span><text:span text:style-name="T748">b</text:span><text:span text:style-name="T749">);</text:span></text:p>
      <text:p text:style-name="P2"><text:span text:style-name="T749"><text:tab/><text:tab/><text:tab/></text:span></text:p>
      <text:p text:style-name="P2"><text:span text:style-name="T749"><text:tab/><text:tab/>}</text:span><text:span text:style-name="T750">else</text:span><text:span text:style-name="T751"><text:s/>{</text:span></text:p>
      <text:p text:style-name="P2"><text:span text:style-name="T751"><text:tab/><text:tab/><text:tab/>System.</text:span><text:span text:style-name="T752">out</text:span><text:span text:style-name="T753">.println(</text:span><text:span text:style-name="T754">"c is larger "</text:span><text:span text:style-name="T755">+</text:span><text:span text:style-name="T756">c</text:span><text:span text:style-name="T757">);</text:span></text:p>
      <text:p text:style-name="P2"><text:span text:style-name="T757"><text:tab/><text:tab/>}</text:span></text:p>
      <text:p text:style-name="P2"><text:span text:style-name="T757"><text:tab/><text:tab/></text:span></text:p>
      <text:p text:style-name="P2"><text:span text:style-name="T758"/></text:p>
      <text:p text:style-name="P2"><text:span text:style-name="T759"><text:tab/>}</text:span></text:p>
      <text:p text:style-name="P2"><text:span text:style-name="T760"/></text:p>
      <text:p text:style-name="P2"><text:span text:style-name="T761">}</text:span></text:p>
      <text:p text:style-name="P2"><text:span text:style-name="T762"/></text:p>
      <text:p text:style-name="P2"><text:span text:style-name="T763">10. Write a program to calculate student grade based on marks: </text:span></text:p>
      <text:p text:style-name="P2"><text:span text:style-name="T763">o<text:s/></text:span><text:span text:style-name="T764">≥</text:span><text:span text:style-name="T765"><text:s/>90<text:s/></text:span><text:span text:style-name="T766">→</text:span><text:span text:style-name="T767"><text:s/>A </text:span></text:p>
      <text:p text:style-name="P2"><text:span text:style-name="T768">o<text:s/></text:span><text:span text:style-name="T769">≥</text:span><text:span text:style-name="T770"><text:s/>75<text:s/></text:span><text:span text:style-name="T771">→</text:span><text:span text:style-name="T772"><text:s/>B </text:span></text:p>
      <text:p text:style-name="P2"><text:span text:style-name="T773">o<text:s/></text:span><text:span text:style-name="T774">≥</text:span><text:span text:style-name="T775"><text:s/>60<text:s/></text:span><text:span text:style-name="T776">→</text:span><text:span text:style-name="T777"><text:s/>C </text:span></text:p>
      <text:p text:style-name="P2"><text:span text:style-name="T778">o Else<text:s/></text:span><text:span text:style-name="T779">→</text:span><text:span text:style-name="T780"><text:s/>Fail </text:span></text:p>
      <text:p text:style-name="P2"><text:span text:style-name="T781"/></text:p>
      <text:p text:style-name="P2"><text:span text:style-name="T782">import</text:span><text:span text:style-name="T783"><text:s/>java.util.Scanner;</text:span></text:p>
      <text:p text:style-name="P2"><text:span text:style-name="T784"/></text:p>
      <text:p text:style-name="P2"><text:span text:style-name="T785">public</text:span><text:span text:style-name="T786"><text:s/></text:span><text:span text:style-name="T787">class</text:span><text:span text:style-name="T788"><text:s/>StudentGrade {</text:span></text:p>
      <text:p text:style-name="P2"><text:span text:style-name="T789"/></text:p>
      <text:p text:style-name="P2"><text:span text:style-name="T790"><text:tab/></text:span><text:span text:style-name="T791">public</text:span><text:span text:style-name="T792"><text:s/></text:span><text:span text:style-name="T793">static</text:span><text:span text:style-name="T794"><text:s/></text:span><text:span text:style-name="T795">void</text:span><text:span text:style-name="T796"><text:s/>main(String[]<text:s/></text:span><text:span text:style-name="T797">args</text:span><text:span text:style-name="T798">) {</text:span></text:p>
      <text:p text:style-name="P2"><text:span text:style-name="T798"><text:tab/><text:tab/>Scanner<text:s/></text:span><text:span text:style-name="T799">sc</text:span><text:span text:style-name="T800"><text:s/>=<text:s/></text:span><text:span text:style-name="T801">new</text:span><text:span text:style-name="T802"><text:s/>Scanner(System.</text:span><text:span text:style-name="T803">in</text:span><text:span text:style-name="T804">);</text:span></text:p>
      <text:p text:style-name="P2"><text:span text:style-name="T804"><text:tab/><text:tab/>System.</text:span><text:span text:style-name="T805">out</text:span><text:span text:style-name="T806">.println(</text:span><text:span text:style-name="T807">"enter marks: "</text:span><text:span text:style-name="T808">);</text:span></text:p>
      <text:p text:style-name="P2"><text:span text:style-name="T808"><text:tab/><text:tab/></text:span><text:span text:style-name="T809">int</text:span><text:span text:style-name="T810"><text:s/></text:span><text:span text:style-name="T811">marks</text:span><text:span text:style-name="T812"><text:s/>=<text:s/></text:span><text:span text:style-name="T813">sc</text:span><text:span text:style-name="T814">.nextInt();</text:span></text:p>
      <text:p text:style-name="P2"><text:span text:style-name="T814"><text:tab/><text:tab/></text:span><text:span text:style-name="T815">if</text:span><text:span text:style-name="T816"><text:s/>(</text:span><text:span text:style-name="T817">marks</text:span><text:span text:style-name="T818">&gt;=90) {</text:span></text:p>
      <text:p text:style-name="P2"><text:span text:style-name="T818"><text:tab/><text:tab/><text:tab/>System.</text:span><text:span text:style-name="T819">out</text:span><text:span text:style-name="T820">.println(</text:span><text:span text:style-name="T821">"A GRADE: "</text:span><text:span text:style-name="T822">+</text:span><text:span text:style-name="T823">marks</text:span><text:span text:style-name="T824">);</text:span></text:p>
      <text:p text:style-name="P2"><text:span text:style-name="T824"><text:tab/><text:tab/></text:span></text:p>
      <text:p text:style-name="P2"><text:span text:style-name="T824"><text:tab/><text:tab/>}</text:span><text:span text:style-name="T825">else</text:span><text:span text:style-name="T826"><text:s/></text:span><text:span text:style-name="T827">if</text:span><text:span text:style-name="T828">(</text:span><text:span text:style-name="T829">marks</text:span><text:span text:style-name="T830">&gt;=75) {</text:span></text:p>
      <text:p text:style-name="P2"><text:span text:style-name="T830"><text:tab/><text:tab/><text:tab/>System.</text:span><text:span text:style-name="T831">out</text:span><text:span text:style-name="T832">.println(</text:span><text:span text:style-name="T833">"B GRADE: "</text:span><text:span text:style-name="T834">+</text:span><text:span text:style-name="T835">marks</text:span><text:span text:style-name="T836">);</text:span></text:p>
      <text:p text:style-name="P2"><text:span text:style-name="T836"><text:tab/><text:tab/></text:span></text:p>
      <text:p text:style-name="P2"><text:span text:style-name="T836"><text:tab/><text:tab/>}</text:span><text:span text:style-name="T837">else</text:span><text:span text:style-name="T838"><text:s/></text:span><text:span text:style-name="T839">if</text:span><text:span text:style-name="T840">(</text:span><text:span text:style-name="T841">marks</text:span><text:span text:style-name="T842">&gt;=60) {</text:span></text:p>
      <text:p text:style-name="P2"><text:span text:style-name="T842"><text:tab/><text:tab/><text:tab/>System.</text:span><text:span text:style-name="T843">out</text:span><text:span text:style-name="T844">.println(</text:span><text:span text:style-name="T845">"C GRADE: "</text:span><text:span text:style-name="T846">+</text:span><text:span text:style-name="T847">marks</text:span><text:span text:style-name="T848">);</text:span></text:p>
      <text:p text:style-name="P2"><text:span text:style-name="T848"><text:tab/><text:tab/></text:span></text:p>
      <text:p text:style-name="P2"><text:span text:style-name="T848"><text:tab/><text:tab/>}</text:span><text:span text:style-name="T849">else</text:span><text:span text:style-name="T850"><text:s/>{</text:span></text:p>
      <text:p text:style-name="P2"><text:span text:style-name="T850"><text:tab/><text:tab/><text:tab/>System.</text:span><text:span text:style-name="T851">out</text:span><text:span text:style-name="T852">.println(</text:span><text:span text:style-name="T853">"FAIL: "</text:span><text:span text:style-name="T854">+</text:span><text:span text:style-name="T855">marks</text:span><text:span text:style-name="T856">);</text:span></text:p>
      <text:p text:style-name="P2"><text:span text:style-name="T856"><text:tab/><text:tab/>}</text:span></text:p>
      <text:p text:style-name="P2"><text:span text:style-name="T857"/></text:p>
      <text:p text:style-name="P2"><text:span text:style-name="T858"><text:tab/>}</text:span></text:p>
      <text:p text:style-name="P2"><text:span text:style-name="T859"/></text:p>
      <text:p text:style-name="P2"><text:span text:style-name="T860">}</text:span></text:p>
      <text:p text:style-name="P2"><text:span text:style-name="T861"/></text:p>
      <text:p text:style-name="P2"><text:span text:style-name="T861"/></text:p>
      <text:p text:style-name="P2"><text:span text:style-name="T862">11. Write a program using switch-case to create a simple calculator.</text:span></text:p>
      <text:p text:style-name="P2"><text:span text:style-name="T863"/></text:p>
      <text:p text:style-name="P2"><text:span text:style-name="T864">import</text:span><text:span text:style-name="T865"><text:s/>java.util.Scanner;</text:span></text:p>
      <text:p text:style-name="P2"><text:span text:style-name="T866"/></text:p>
      <text:p text:style-name="P2"><text:span text:style-name="T867">public</text:span><text:span text:style-name="T868"><text:s/></text:span><text:span text:style-name="T869">class</text:span><text:span text:style-name="T870"><text:s/>SwitchCaseOp {</text:span></text:p>
      <text:p text:style-name="P2"><text:span text:style-name="T871"/></text:p>
      <text:p text:style-name="P2"><text:span text:style-name="T872"><text:tab/></text:span><text:span text:style-name="T873">public</text:span><text:span text:style-name="T874"><text:s/></text:span><text:span text:style-name="T875">static</text:span><text:span text:style-name="T876"><text:s/></text:span><text:span text:style-name="T877">void</text:span><text:span text:style-name="T878"><text:s/>main(String[]<text:s/></text:span><text:span text:style-name="T879">args</text:span><text:span text:style-name="T880">) {</text:span></text:p>
      <text:p text:style-name="P2"><text:span text:style-name="T880"><text:tab/><text:tab/>Scanner<text:s/></text:span><text:span text:style-name="T881">sc</text:span><text:span text:style-name="T882"><text:s/>=<text:s/></text:span><text:span text:style-name="T883">new</text:span><text:span text:style-name="T884"><text:s/>Scanner(System.</text:span><text:span text:style-name="T885">in</text:span><text:span text:style-name="T886">);</text:span></text:p>
      <text:p text:style-name="P2"><text:span text:style-name="T886"><text:tab/><text:tab/>System.</text:span><text:span text:style-name="T887">out</text:span><text:span text:style-name="T888">.println(</text:span><text:span text:style-name="T889">"enter the value of a: "</text:span><text:span text:style-name="T890">);</text:span></text:p>
      <text:p text:style-name="P2"><text:span text:style-name="T890"><text:tab/><text:tab/></text:span><text:span text:style-name="T891">int</text:span><text:span text:style-name="T892"><text:s/></text:span><text:span text:style-name="T893">a</text:span><text:span text:style-name="T894"><text:s/>=<text:s/></text:span><text:span text:style-name="T895">sc</text:span><text:span text:style-name="T896">.nextInt();</text:span></text:p>
      <text:p text:style-name="P2"><text:span text:style-name="T896"><text:tab/><text:tab/>System.</text:span><text:span text:style-name="T897">out</text:span><text:span text:style-name="T898">.println(</text:span><text:span text:style-name="T899">"enter the value of b: "</text:span><text:span text:style-name="T900">);</text:span></text:p>
      <text:p text:style-name="P2"><text:span text:style-name="T900"><text:tab/><text:tab/></text:span><text:span text:style-name="T901">int</text:span><text:span text:style-name="T902"><text:s/></text:span><text:span text:style-name="T903">b</text:span><text:span text:style-name="T904"><text:s/>=<text:s/></text:span><text:span text:style-name="T905">sc</text:span><text:span text:style-name="T906">.nextInt();</text:span></text:p>
      <text:p text:style-name="P2"><text:span text:style-name="T906"><text:tab/><text:tab/>System.</text:span><text:span text:style-name="T907">out</text:span><text:span text:style-name="T908">.println(</text:span><text:span text:style-name="T909">"enter the op +,-,*,/"</text:span><text:span text:style-name="T910">);</text:span></text:p>
      <text:p text:style-name="P2"><text:span text:style-name="T910"><text:tab/><text:tab/></text:span><text:span text:style-name="T911">char</text:span><text:span text:style-name="T912"><text:s/></text:span><text:span text:style-name="T913">op</text:span><text:span text:style-name="T914"><text:s/>=<text:s/></text:span><text:span text:style-name="T915">sc</text:span><text:span text:style-name="T916">.next().charAt(0);</text:span></text:p>
      <text:p text:style-name="P2"><text:span text:style-name="T916"><text:tab/><text:tab/></text:span><text:span text:style-name="T917">switch</text:span><text:span text:style-name="T918"><text:s/>(</text:span><text:span text:style-name="T919">op</text:span><text:span text:style-name="T920">){</text:span></text:p>
      <text:p text:style-name="P2"><text:span text:style-name="T920"><text:tab/><text:tab/></text:span><text:span text:style-name="T921">case</text:span><text:span text:style-name="T922"><text:s/></text:span><text:span text:style-name="T923">'+'</text:span><text:span text:style-name="T924">:</text:span></text:p>
      <text:p text:style-name="P2"><text:span text:style-name="T924"><text:tab/><text:tab/><text:tab/>System.</text:span><text:span text:style-name="T925">out</text:span><text:span text:style-name="T926">.println(</text:span><text:span text:style-name="T927">"adding of a and b :"</text:span><text:span text:style-name="T928">+(</text:span><text:span text:style-name="T929">a</text:span><text:span text:style-name="T930">+</text:span><text:span text:style-name="T931">b</text:span><text:span text:style-name="T932">));</text:span></text:p>
      <text:p text:style-name="P2"><text:span text:style-name="T932"><text:tab/><text:tab/><text:tab/></text:span><text:span text:style-name="T933">break</text:span><text:span text:style-name="T934">;</text:span></text:p>
      <text:p text:style-name="P2"><text:span text:style-name="T934"><text:tab/><text:tab/></text:span><text:span text:style-name="T935">case</text:span><text:span text:style-name="T936"><text:s/></text:span><text:span text:style-name="T937">'-'</text:span><text:span text:style-name="T938">:</text:span></text:p>
      <text:p text:style-name="P2"><text:span text:style-name="T938"><text:tab/><text:tab/><text:tab/>System.</text:span><text:span text:style-name="T939">out</text:span><text:span text:style-name="T940">.println(</text:span><text:span text:style-name="T941">"differece of a and b: "</text:span><text:span text:style-name="T942">+(</text:span><text:span text:style-name="T943">a</text:span><text:span text:style-name="T944">-</text:span><text:span text:style-name="T945">b</text:span><text:span text:style-name="T946">));</text:span></text:p>
      <text:p text:style-name="P2"><text:span text:style-name="T946"><text:tab/><text:tab/><text:tab/></text:span><text:span text:style-name="T947">break</text:span><text:span text:style-name="T948">;</text:span></text:p>
      <text:p text:style-name="P2"><text:span text:style-name="T948"><text:tab/><text:tab/></text:span><text:span text:style-name="T949">case</text:span><text:span text:style-name="T950"><text:s/></text:span><text:span text:style-name="T951">'*'</text:span><text:span text:style-name="T952">:</text:span></text:p>
      <text:p text:style-name="P2"><text:span text:style-name="T952"><text:tab/><text:tab/><text:tab/>System.</text:span><text:span text:style-name="T953">out</text:span><text:span text:style-name="T954">.println(</text:span><text:span text:style-name="T955">"product of a and b: "</text:span><text:span text:style-name="T956">+(</text:span><text:span text:style-name="T957">a</text:span><text:span text:style-name="T958">*</text:span><text:span text:style-name="T959">b</text:span><text:span text:style-name="T960">));</text:span></text:p>
      <text:p text:style-name="P2"><text:span text:style-name="T960"><text:tab/><text:tab/><text:tab/></text:span><text:span text:style-name="T961">break</text:span><text:span text:style-name="T962">;</text:span></text:p>
      <text:p text:style-name="P2"><text:span text:style-name="T962"><text:tab/><text:tab/></text:span><text:span text:style-name="T963">case</text:span><text:span text:style-name="T964"><text:s/></text:span><text:span text:style-name="T965">'/'</text:span><text:span text:style-name="T966">:</text:span></text:p>
      <text:p text:style-name="P2"><text:span text:style-name="T966"><text:tab/><text:tab/><text:tab/>System.</text:span><text:span text:style-name="T967">out</text:span><text:span text:style-name="T968">.println(</text:span><text:span text:style-name="T969">"divison of a and b: "</text:span><text:span text:style-name="T970">+(</text:span><text:span text:style-name="T971">a</text:span><text:span text:style-name="T972">/</text:span><text:span text:style-name="T973">b</text:span><text:span text:style-name="T974">));</text:span></text:p>
      <text:p text:style-name="P2"><text:span text:style-name="T974"><text:tab/><text:tab/><text:tab/></text:span><text:span text:style-name="T975">break</text:span><text:span text:style-name="T976">;</text:span></text:p>
      <text:p text:style-name="P2"><text:span text:style-name="T976"><text:tab/><text:tab/></text:span><text:span text:style-name="T977">default</text:span><text:span text:style-name="T978">:</text:span></text:p>
      <text:p text:style-name="P2"><text:span text:style-name="T978"><text:tab/><text:tab/><text:tab/>System.</text:span><text:span text:style-name="T979">out</text:span><text:span text:style-name="T980">.println(</text:span><text:span text:style-name="T981">"invalid op "</text:span><text:span text:style-name="T982">);</text:span></text:p>
      <text:p text:style-name="P2"><text:span text:style-name="T982"><text:tab/><text:tab/></text:span></text:p>
      <text:p text:style-name="P2"><text:span text:style-name="T982"><text:tab/><text:tab/><text:tab/></text:span></text:p>
      <text:p text:style-name="P2"><text:span text:style-name="T982"><text:tab/><text:tab/>}</text:span></text:p>
      <text:p text:style-name="P2"><text:span text:style-name="T982"><text:tab/><text:tab/></text:span></text:p>
      <text:p text:style-name="P2"><text:span text:style-name="T982"><text:tab/></text:span></text:p>
      <text:p text:style-name="P2"><text:span text:style-name="T983"/></text:p>
      <text:p text:style-name="P2"><text:span text:style-name="T984"><text:tab/>}</text:span></text:p>
      <text:p text:style-name="P2"><text:span text:style-name="T985"/></text:p>
      <text:p text:style-name="P2"><text:span text:style-name="T986">}</text:span></text:p>
      <text:p text:style-name="P2"><text:span text:style-name="T987"/></text:p>
      <text:p text:style-name="P2"><text:span text:style-name="T987"/></text:p>
      <text:p text:style-name="P2"><text:span text:style-name="T988">Section 3: Loops </text:span></text:p>
      <text:p text:style-name="P2"><text:span text:style-name="T989"/></text:p>
      <text:p text:style-name="P2"><text:span text:style-name="T990">12. Print numbers from 1 to 100. </text:span></text:p>
      <text:p text:style-name="P2"><text:span text:style-name="T991"/></text:p>
      <text:p text:style-name="P2"><text:span text:style-name="T992">public</text:span><text:span text:style-name="T993"><text:s/></text:span><text:span text:style-name="T994">class</text:span><text:span text:style-name="T995"><text:s/>NumbersFromOneToHundred {</text:span></text:p>
      <text:p text:style-name="P2"><text:span text:style-name="T996"/></text:p>
      <text:p text:style-name="P2"><text:span text:style-name="T997"><text:tab/></text:span><text:span text:style-name="T998">public</text:span><text:span text:style-name="T999"><text:s/></text:span><text:span text:style-name="T1000">static</text:span><text:span text:style-name="T1001"><text:s/></text:span><text:span text:style-name="T1002">void</text:span><text:span text:style-name="T1003"><text:s/>main(String[]<text:s/></text:span><text:span text:style-name="T1004">args</text:span><text:span text:style-name="T1005">) {</text:span></text:p>
      <text:p text:style-name="P2"><text:span text:style-name="T1005"><text:tab/><text:tab/></text:span><text:span text:style-name="T1006">//<text:s/></text:span><text:span text:style-name="T1007">TODO</text:span><text:span text:style-name="T1008"><text:s/>Auto-generated method stub</text:span></text:p>
      <text:p text:style-name="P2"><text:span text:style-name="T1009"><text:tab/><text:tab/></text:span><text:span text:style-name="T1010">for</text:span><text:span text:style-name="T1011">(</text:span><text:span text:style-name="T1012">int</text:span><text:span text:style-name="T1013"><text:s/></text:span><text:span text:style-name="T1014">i</text:span><text:span text:style-name="T1015">=1;</text:span><text:span text:style-name="T1016">i</text:span><text:span text:style-name="T1017">&lt;=100;</text:span><text:span text:style-name="T1018">i</text:span><text:span text:style-name="T1019">++) {</text:span></text:p>
      <text:p text:style-name="P2"><text:span text:style-name="T1019"><text:tab/><text:tab/><text:tab/>System.</text:span><text:span text:style-name="T1020">out</text:span><text:span text:style-name="T1021">.println(</text:span><text:span text:style-name="T1022">i</text:span><text:span text:style-name="T1023">);</text:span></text:p>
      <text:p text:style-name="P2"><text:span text:style-name="T1023"><text:tab/><text:tab/>}</text:span></text:p>
      <text:p text:style-name="P2"><text:span text:style-name="T1024"/></text:p>
      <text:p text:style-name="P2"><text:span text:style-name="T1025"><text:tab/>}</text:span></text:p>
      <text:p text:style-name="P2"><text:span text:style-name="T1026"/></text:p>
      <text:p text:style-name="P2"><text:span text:style-name="T1027">}</text:span></text:p>
      <text:p text:style-name="P2"><text:span text:style-name="T1028"/></text:p>
      <text:p text:style-name="P2"><text:span text:style-name="T1029">13. Print all even numbers between 1 and 50.</text:span></text:p>
      <text:p text:style-name="P2"><text:span text:style-name="T1030"/></text:p>
      <text:p text:style-name="P2"><text:span text:style-name="T1030"/></text:p>
      <text:p text:style-name="P2"><text:span text:style-name="T1031">public</text:span><text:span text:style-name="T1032"><text:s/></text:span><text:span text:style-name="T1033">class</text:span><text:span text:style-name="T1034"><text:s/>EvenNumbersInRange {</text:span></text:p>
      <text:p text:style-name="P2"><text:span text:style-name="T1035"/></text:p>
      <text:p text:style-name="P2"><text:span text:style-name="T1036"><text:tab/></text:span><text:span text:style-name="T1037">public</text:span><text:span text:style-name="T1038"><text:s/></text:span><text:span text:style-name="T1039">static</text:span><text:span text:style-name="T1040"><text:s/></text:span><text:span text:style-name="T1041">void</text:span><text:span text:style-name="T1042"><text:s/>main(String[]<text:s/></text:span><text:span text:style-name="T1043">args</text:span><text:span text:style-name="T1044">) {</text:span></text:p>
      <text:p text:style-name="P2"><text:span text:style-name="T1044"><text:tab/><text:tab/></text:span><text:span text:style-name="T1045">//<text:s/></text:span><text:span text:style-name="T1046">TODO</text:span><text:span text:style-name="T1047"><text:s/>Auto-generated method stub</text:span></text:p>
      <text:p text:style-name="P2"><text:span text:style-name="T1048"><text:tab/><text:tab/></text:span><text:span text:style-name="T1049">for</text:span><text:span text:style-name="T1050">(</text:span><text:span text:style-name="T1051">int</text:span><text:span text:style-name="T1052"><text:s/></text:span><text:span text:style-name="T1053">i</text:span><text:span text:style-name="T1054"><text:s/>= 1;<text:s/></text:span><text:span text:style-name="T1055">i</text:span><text:span text:style-name="T1056">&lt;=50;</text:span><text:span text:style-name="T1057">i</text:span><text:span text:style-name="T1058">++){</text:span></text:p>
      <text:p text:style-name="P2"><text:span text:style-name="T1058"><text:tab/><text:tab/><text:tab/></text:span><text:span text:style-name="T1059">if</text:span><text:span text:style-name="T1060">(</text:span><text:span text:style-name="T1061">i</text:span><text:span text:style-name="T1062"><text:s/>% 2==0) {</text:span></text:p>
      <text:p text:style-name="P2"><text:span text:style-name="T1062"><text:tab/><text:tab/><text:tab/><text:tab/>System.</text:span><text:span text:style-name="T1063">out</text:span><text:span text:style-name="T1064">.println(</text:span><text:span text:style-name="T1065">i</text:span><text:span text:style-name="T1066">+</text:span><text:span text:style-name="T1067">" is even"</text:span><text:span text:style-name="T1068">);</text:span></text:p>
      <text:p text:style-name="P2"><text:span text:style-name="T1068"><text:tab/><text:tab/><text:tab/>}</text:span></text:p>
      <text:p text:style-name="P2"><text:span text:style-name="T1068"><text:tab/><text:tab/>}</text:span></text:p>
      <text:p text:style-name="P2"><text:span text:style-name="T1069"/></text:p>
      <text:p text:style-name="P2"><text:span text:style-name="T1070"><text:tab/>}</text:span></text:p>
      <text:p text:style-name="P2"><text:span text:style-name="T1071"/></text:p>
      <text:p text:style-name="P2"><text:span text:style-name="T1072">}</text:span></text:p>
      <text:p text:style-name="P2"><text:span text:style-name="T1073"/></text:p>
      <text:p text:style-name="P2"><text:span text:style-name="T1073"/></text:p>
      <text:p text:style-name="P2"><text:span text:style-name="T1074">14. Write a program to calculate factorial of a number.</text:span></text:p>
      <text:p text:style-name="P2"><text:span text:style-name="T1075"/></text:p>
      <text:p text:style-name="P2"><text:span text:style-name="T1076">import</text:span><text:span text:style-name="T1077"><text:s/>java.util.Scanner;</text:span></text:p>
      <text:p text:style-name="P2"><text:span text:style-name="T1078"/></text:p>
      <text:p text:style-name="P2"><text:span text:style-name="T1079">public</text:span><text:span text:style-name="T1080"><text:s/></text:span><text:span text:style-name="T1081">class</text:span><text:span text:style-name="T1082"><text:s/>factorial {</text:span></text:p>
      <text:p text:style-name="P2"><text:span text:style-name="T1083"/></text:p>
      <text:p text:style-name="P2"><text:span text:style-name="T1084"><text:tab/></text:span><text:span text:style-name="T1085">public</text:span><text:span text:style-name="T1086"><text:s/></text:span><text:span text:style-name="T1087">static</text:span><text:span text:style-name="T1088"><text:s/></text:span><text:span text:style-name="T1089">void</text:span><text:span text:style-name="T1090"><text:s/>main(String[]<text:s/></text:span><text:span text:style-name="T1091">args</text:span><text:span text:style-name="T1092">) {</text:span></text:p>
      <text:p text:style-name="P2"><text:span text:style-name="T1092"><text:tab/><text:tab/></text:span><text:span text:style-name="T1093">//<text:s/></text:span><text:span text:style-name="T1094">TODO</text:span><text:span text:style-name="T1095"><text:s/>Auto-generated method stub</text:span></text:p>
      <text:p text:style-name="P2"><text:span text:style-name="T1096"><text:tab/><text:tab/>Scanner<text:s/></text:span><text:span text:style-name="T1097">sc</text:span><text:span text:style-name="T1098"><text:s/>=<text:s/></text:span><text:span text:style-name="T1099">new</text:span><text:span text:style-name="T1100"><text:s/>Scanner(System.</text:span><text:span text:style-name="T1101">in</text:span><text:span text:style-name="T1102">);</text:span></text:p>
      <text:p text:style-name="P2"><text:span text:style-name="T1102"><text:tab/><text:tab/>System.</text:span><text:span text:style-name="T1103">out</text:span><text:span text:style-name="T1104">.println(</text:span><text:span text:style-name="T1105">"enter the number: "</text:span><text:span text:style-name="T1106">);</text:span></text:p>
      <text:p text:style-name="P2"><text:span text:style-name="T1106"><text:tab/><text:tab/></text:span><text:span text:style-name="T1107">int</text:span><text:span text:style-name="T1108"><text:s/></text:span><text:span text:style-name="T1109">num</text:span><text:span text:style-name="T1110"><text:s text:c="2"/>=<text:s/></text:span><text:span text:style-name="T1111">sc</text:span><text:span text:style-name="T1112">.nextInt();</text:span></text:p>
      <text:p text:style-name="P2"><text:span text:style-name="T1112"><text:tab/><text:tab/></text:span><text:span text:style-name="T1113">long</text:span><text:span text:style-name="T1114"><text:s/></text:span><text:span text:style-name="T1115">fact</text:span><text:span text:style-name="T1116">=1;</text:span></text:p>
      <text:p text:style-name="P2"><text:span text:style-name="T1116"><text:tab/><text:tab/></text:span></text:p>
      <text:p text:style-name="P2"><text:span text:style-name="T1116"><text:tab/><text:tab/></text:span><text:span text:style-name="T1117">for</text:span><text:span text:style-name="T1118">(</text:span><text:span text:style-name="T1119">int</text:span><text:span text:style-name="T1120"><text:s/></text:span><text:span text:style-name="T1121">i</text:span><text:span text:style-name="T1122">=1;</text:span><text:span text:style-name="T1123">i</text:span><text:span text:style-name="T1124">&lt;=</text:span><text:span text:style-name="T1125">num</text:span><text:span text:style-name="T1126">;</text:span><text:span text:style-name="T1127">i</text:span><text:span text:style-name="T1128">++) {</text:span></text:p>
      <text:p text:style-name="P2"><text:span text:style-name="T1128"><text:tab/><text:tab/><text:tab/></text:span><text:span text:style-name="T1129">fact</text:span><text:span text:style-name="T1130">*=</text:span><text:span text:style-name="T1131">i</text:span><text:span text:style-name="T1132">;</text:span></text:p>
      <text:p text:style-name="P2"><text:span text:style-name="T1132"><text:tab/><text:tab/><text:tab/></text:span></text:p>
      <text:p text:style-name="P2"><text:span text:style-name="T1132"><text:tab/><text:tab/>}</text:span></text:p>
      <text:p text:style-name="P2"><text:span text:style-name="T1132"><text:tab/><text:tab/></text:span></text:p>
      <text:p text:style-name="P2"><text:span text:style-name="T1132"><text:s text:c="6"/>System.</text:span><text:span text:style-name="T1133">out</text:span><text:span text:style-name="T1134">.println(</text:span><text:span text:style-name="T1135">fact</text:span><text:span text:style-name="T1136">);</text:span></text:p>
      <text:p text:style-name="P2"><text:span text:style-name="T1136"><text:tab/>}</text:span></text:p>
      <text:p text:style-name="P2"><text:span text:style-name="T1137"/></text:p>
      <text:p text:style-name="P2"><text:span text:style-name="T1138">}</text:span></text:p>
      <text:p text:style-name="P2"><text:span text:style-name="T1139"/></text:p>
      <text:p text:style-name="P2"><text:span text:style-name="T1139"/></text:p>
      <text:p text:style-name="P2"><text:span text:style-name="T1140">15. Write a program to print the multiplication table of a given numbe</text:span></text:p>
      <text:p text:style-name="P2"><text:span text:style-name="T1141"/></text:p>
      <text:p text:style-name="P2"><text:span text:style-name="T1142">import</text:span><text:span text:style-name="T1143"><text:s/>java.util.Scanner;</text:span></text:p>
      <text:p text:style-name="P2"><text:span text:style-name="T1144"/></text:p>
      <text:p text:style-name="P2"><text:span text:style-name="T1145">public</text:span><text:span text:style-name="T1146"><text:s/></text:span><text:span text:style-name="T1147">class</text:span><text:span text:style-name="T1148"><text:s/>MultiplicationTable {</text:span></text:p>
      <text:p text:style-name="P2"><text:span text:style-name="T1149"/></text:p>
      <text:p text:style-name="P2"><text:span text:style-name="T1150"><text:tab/></text:span><text:span text:style-name="T1151">public</text:span><text:span text:style-name="T1152"><text:s/></text:span><text:span text:style-name="T1153">static</text:span><text:span text:style-name="T1154"><text:s/></text:span><text:span text:style-name="T1155">void</text:span><text:span text:style-name="T1156"><text:s/>main(String[]<text:s/></text:span><text:span text:style-name="T1157">args</text:span><text:span text:style-name="T1158">) {</text:span></text:p>
      <text:p text:style-name="P2"><text:span text:style-name="T1158"><text:tab/><text:tab/></text:span><text:span text:style-name="T1159">//<text:s/></text:span><text:span text:style-name="T1160">TODO</text:span><text:span text:style-name="T1161"><text:s/>Auto-generated method stub</text:span></text:p>
      <text:p text:style-name="P2"><text:span text:style-name="T1162"><text:tab/><text:tab/>Scanner<text:s/></text:span><text:span text:style-name="T1163">sc</text:span><text:span text:style-name="T1164"><text:s/>=<text:s/></text:span><text:span text:style-name="T1165">new</text:span><text:span text:style-name="T1166"><text:s/>Scanner(System.</text:span><text:span text:style-name="T1167">in</text:span><text:span text:style-name="T1168">);</text:span></text:p>
      <text:p text:style-name="P2"><text:span text:style-name="T1168"><text:tab/><text:tab/>System.</text:span><text:span text:style-name="T1169">out</text:span><text:span text:style-name="T1170">.println(</text:span><text:span text:style-name="T1171">"enter the number: "</text:span><text:span text:style-name="T1172">);</text:span></text:p>
      <text:p text:style-name="P2"><text:span text:style-name="T1172"><text:tab/><text:tab/></text:span><text:span text:style-name="T1173">int</text:span><text:span text:style-name="T1174"><text:s/></text:span><text:span text:style-name="T1175">num</text:span><text:span text:style-name="T1176"><text:s/>=<text:s/></text:span><text:span text:style-name="T1177">sc</text:span><text:span text:style-name="T1178">.nextInt();</text:span></text:p>
      <text:p text:style-name="P2"><text:span text:style-name="T1178"><text:tab/><text:tab/></text:span><text:span text:style-name="T1179">for</text:span><text:span text:style-name="T1180">(</text:span><text:span text:style-name="T1181">int</text:span><text:span text:style-name="T1182"><text:s/></text:span><text:span text:style-name="T1183">i</text:span><text:span text:style-name="T1184">=1;</text:span><text:span text:style-name="T1185">i</text:span><text:span text:style-name="T1186">&lt;=10;</text:span><text:span text:style-name="T1187">i</text:span><text:span text:style-name="T1188">++) {</text:span></text:p>
      <text:p text:style-name="P2"><text:span text:style-name="T1188"><text:tab/><text:tab/><text:tab/>System.</text:span><text:span text:style-name="T1189">out</text:span><text:span text:style-name="T1190">.println((</text:span><text:span text:style-name="T1191">num</text:span><text:span text:style-name="T1192">+</text:span><text:span text:style-name="T1193">"x"</text:span><text:span text:style-name="T1194">+</text:span><text:span text:style-name="T1195">i</text:span><text:span text:style-name="T1196">+</text:span><text:span text:style-name="T1197">"="</text:span><text:span text:style-name="T1198">+(</text:span><text:span text:style-name="T1199">num</text:span><text:span text:style-name="T1200">*</text:span><text:span text:style-name="T1201">i</text:span><text:span text:style-name="T1202">)));</text:span></text:p>
      <text:p text:style-name="P2"><text:span text:style-name="T1202"><text:tab/><text:tab/>}</text:span></text:p>
      <text:p text:style-name="P2"><text:span text:style-name="T1203"/></text:p>
      <text:p text:style-name="P2"><text:span text:style-name="T1204"><text:tab/>}</text:span></text:p>
      <text:p text:style-name="P2"><text:span text:style-name="T1205"/></text:p>
      <text:p text:style-name="P2"><text:span text:style-name="T1206">}</text:span></text:p>
      <text:p text:style-name="P2"><text:span text:style-name="T1207"/></text:p>
      <text:p text:style-name="P2"><text:span text:style-name="T1207"/></text:p>
      <text:p text:style-name="P2"><text:span text:style-name="T1208">16. Write a program to calculate the sum of digits of a number.</text:span></text:p>
      <text:p text:style-name="P2"><text:span text:style-name="T1209"/></text:p>
      <text:p text:style-name="P2"><text:span text:style-name="T1210">import</text:span><text:span text:style-name="T1211"><text:s/>java.util.Scanner;</text:span></text:p>
      <text:p text:style-name="P2"><text:span text:style-name="T1212"/></text:p>
      <text:p text:style-name="P2"><text:span text:style-name="T1213">public</text:span><text:span text:style-name="T1214"><text:s/></text:span><text:span text:style-name="T1215">class</text:span><text:span text:style-name="T1216"><text:s/>SumOfDigits {</text:span></text:p>
      <text:p text:style-name="P2"><text:span text:style-name="T1217"/></text:p>
      <text:p text:style-name="P2"><text:span text:style-name="T1218"><text:tab/></text:span><text:span text:style-name="T1219">public</text:span><text:span text:style-name="T1220"><text:s/></text:span><text:span text:style-name="T1221">static</text:span><text:span text:style-name="T1222"><text:s/></text:span><text:span text:style-name="T1223">void</text:span><text:span text:style-name="T1224"><text:s/>main(String[]<text:s/></text:span><text:span text:style-name="T1225">args</text:span><text:span text:style-name="T1226">) {</text:span></text:p>
      <text:p text:style-name="P2"><text:span text:style-name="T1226"><text:tab/><text:tab/></text:span><text:span text:style-name="T1227">//<text:s/></text:span><text:span text:style-name="T1228">TODO</text:span><text:span text:style-name="T1229"><text:s/>Auto-generated method stub</text:span></text:p>
      <text:p text:style-name="P2"><text:span text:style-name="T1230"><text:tab/><text:tab/>Scanner<text:s/></text:span><text:span text:style-name="T1231">sc</text:span><text:span text:style-name="T1232"><text:s/>=<text:s/></text:span><text:span text:style-name="T1233">new</text:span><text:span text:style-name="T1234"><text:s/>Scanner(System.</text:span><text:span text:style-name="T1235">in</text:span><text:span text:style-name="T1236">);</text:span></text:p>
      <text:p text:style-name="P2"><text:span text:style-name="T1236"><text:tab/><text:tab/>System.</text:span><text:span text:style-name="T1237">out</text:span><text:span text:style-name="T1238">.println(</text:span><text:span text:style-name="T1239">"enter the number:"</text:span><text:span text:style-name="T1240">);</text:span></text:p>
      <text:p text:style-name="P2"><text:span text:style-name="T1240"><text:tab/><text:tab/></text:span><text:span text:style-name="T1241">int</text:span><text:span text:style-name="T1242"><text:s/></text:span><text:span text:style-name="T1243">num</text:span><text:span text:style-name="T1244"><text:s/>=<text:s/></text:span><text:span text:style-name="T1245">sc</text:span><text:span text:style-name="T1246">.nextInt();</text:span></text:p>
      <text:p text:style-name="P2"><text:span text:style-name="T1246"><text:tab/><text:tab/></text:span><text:span text:style-name="T1247">int</text:span><text:span text:style-name="T1248"><text:s/></text:span><text:span text:style-name="T1249">sum</text:span><text:span text:style-name="T1250"><text:s/>= 0;</text:span></text:p>
      <text:p text:style-name="P2"><text:span text:style-name="T1250"><text:tab/><text:tab/></text:span><text:span text:style-name="T1251">while</text:span><text:span text:style-name="T1252">(</text:span><text:span text:style-name="T1253">num</text:span><text:span text:style-name="T1254">&gt;0) {</text:span></text:p>
      <text:p text:style-name="P2"><text:span text:style-name="T1254"><text:tab/><text:tab/><text:tab/></text:span><text:span text:style-name="T1255">int</text:span><text:span text:style-name="T1256"><text:s/></text:span><text:span text:style-name="T1257">digit</text:span><text:span text:style-name="T1258">=</text:span><text:span text:style-name="T1259">num</text:span><text:span text:style-name="T1260">%10;</text:span></text:p>
      <text:p text:style-name="P2"><text:span text:style-name="T1260"><text:tab/><text:tab/><text:tab/></text:span><text:span text:style-name="T1261">sum</text:span><text:span text:style-name="T1262">=</text:span><text:span text:style-name="T1263">sum</text:span><text:span text:style-name="T1264">+</text:span><text:span text:style-name="T1265">digit</text:span><text:span text:style-name="T1266">;</text:span></text:p>
      <text:p text:style-name="P2"><text:span text:style-name="T1266"><text:tab/><text:tab/><text:tab/></text:span><text:span text:style-name="T1267">num</text:span><text:span text:style-name="T1268">=</text:span><text:span text:style-name="T1269">num</text:span><text:span text:style-name="T1270">/10;</text:span></text:p>
      <text:p text:style-name="P2"><text:span text:style-name="T1270"><text:tab/><text:tab/><text:tab/></text:span></text:p>
      <text:p text:style-name="P2"><text:span text:style-name="T1270"><text:tab/><text:tab/>}</text:span></text:p>
      <text:p text:style-name="P2"><text:span text:style-name="T1270"><text:tab/><text:tab/>System.</text:span><text:span text:style-name="T1271">out</text:span><text:span text:style-name="T1272">.println(</text:span><text:span text:style-name="T1273">sum</text:span><text:span text:style-name="T1274">);</text:span></text:p>
      <text:p text:style-name="P2"><text:span text:style-name="T1275"/></text:p>
      <text:p text:style-name="P2"><text:span text:style-name="T1276"><text:tab/>}</text:span></text:p>
      <text:p text:style-name="P2"><text:span text:style-name="T1277"/></text:p>
      <text:p text:style-name="P2"><text:span text:style-name="T1278">}</text:span></text:p>
      <text:p text:style-name="P2"><text:span text:style-name="T1279"/></text:p>
      <text:p text:style-name="P2"><text:span text:style-name="T1279"/></text:p>
      <text:p text:style-name="P2"><text:span text:style-name="T1280">17. Write a program to reverse a number.</text:span></text:p>
      <text:p text:style-name="P2"><text:span text:style-name="T1281"/></text:p>
      <text:p text:style-name="P2"><text:span text:style-name="T1282">import</text:span><text:span text:style-name="T1283"><text:s/>java.util.Scanner;</text:span></text:p>
      <text:p text:style-name="P2"><text:span text:style-name="T1284"/></text:p>
      <text:p text:style-name="P2"><text:span text:style-name="T1285">public</text:span><text:span text:style-name="T1286"><text:s/></text:span><text:span text:style-name="T1287">class</text:span><text:span text:style-name="T1288"><text:s/>ReverseNumber {</text:span></text:p>
      <text:p text:style-name="P2"><text:span text:style-name="T1289"/></text:p>
      <text:p text:style-name="P2"><text:span text:style-name="T1290"><text:tab/></text:span><text:span text:style-name="T1291">public</text:span><text:span text:style-name="T1292"><text:s/></text:span><text:span text:style-name="T1293">static</text:span><text:span text:style-name="T1294"><text:s/></text:span><text:span text:style-name="T1295">void</text:span><text:span text:style-name="T1296"><text:s/>main(String[]<text:s/></text:span><text:span text:style-name="T1297">args</text:span><text:span text:style-name="T1298">) {</text:span></text:p>
      <text:p text:style-name="P2"><text:span text:style-name="T1298"><text:tab/><text:tab/></text:span><text:span text:style-name="T1299">//<text:s/></text:span><text:span text:style-name="T1300">TODO</text:span><text:span text:style-name="T1301"><text:s/>Auto-generated method stub</text:span></text:p>
      <text:p text:style-name="P2"><text:span text:style-name="T1302"><text:tab/><text:tab/>Scanner<text:s/></text:span><text:span text:style-name="T1303">sc</text:span><text:span text:style-name="T1304"><text:s/>=<text:s/></text:span><text:span text:style-name="T1305">new</text:span><text:span text:style-name="T1306"><text:s/>Scanner(System.</text:span><text:span text:style-name="T1307">in</text:span><text:span text:style-name="T1308">);</text:span></text:p>
      <text:p text:style-name="P2"><text:span text:style-name="T1308"><text:tab/><text:tab/>System.</text:span><text:span text:style-name="T1309">out</text:span><text:span text:style-name="T1310">.println(</text:span><text:span text:style-name="T1311">"enter the number: "</text:span><text:span text:style-name="T1312">);</text:span></text:p>
      <text:p text:style-name="P2"><text:span text:style-name="T1312"><text:tab/><text:tab/></text:span><text:span text:style-name="T1313">int</text:span><text:span text:style-name="T1314"><text:s/></text:span><text:span text:style-name="T1315">num</text:span><text:span text:style-name="T1316"><text:s/>=<text:s/></text:span><text:span text:style-name="T1317">sc</text:span><text:span text:style-name="T1318">.nextInt();</text:span></text:p>
      <text:p text:style-name="P2"><text:span text:style-name="T1318"><text:tab/><text:tab/></text:span><text:span text:style-name="T1319">int</text:span><text:span text:style-name="T1320"><text:s/></text:span><text:span text:style-name="T1321">rev</text:span><text:span text:style-name="T1322"><text:s/>= 0;</text:span></text:p>
      <text:p text:style-name="P2"><text:span text:style-name="T1322"><text:tab/><text:tab/></text:span><text:span text:style-name="T1323">while</text:span><text:span text:style-name="T1324">(</text:span><text:span text:style-name="T1325">num</text:span><text:span text:style-name="T1326">&gt;0) {</text:span></text:p>
      <text:p text:style-name="P2"><text:span text:style-name="T1326"><text:tab/><text:tab/><text:tab/></text:span><text:span text:style-name="T1327">int</text:span><text:span text:style-name="T1328"><text:s/></text:span><text:span text:style-name="T1329">digit</text:span><text:span text:style-name="T1330">=</text:span><text:span text:style-name="T1331">num</text:span><text:span text:style-name="T1332">%10;</text:span></text:p>
      <text:p text:style-name="P2"><text:span text:style-name="T1332"><text:tab/><text:tab/><text:tab/></text:span><text:span text:style-name="T1333">rev</text:span><text:span text:style-name="T1334"><text:s/>=</text:span><text:span text:style-name="T1335">rev</text:span><text:span text:style-name="T1336">*10+</text:span><text:span text:style-name="T1337">digit</text:span><text:span text:style-name="T1338">;</text:span></text:p>
      <text:p text:style-name="P2"><text:span text:style-name="T1338"><text:tab/><text:tab/><text:tab/></text:span><text:span text:style-name="T1339">num</text:span><text:span text:style-name="T1340">=</text:span><text:span text:style-name="T1341">num</text:span><text:span text:style-name="T1342">/10;</text:span></text:p>
      <text:p text:style-name="P2"><text:span text:style-name="T1342"><text:tab/><text:tab/>}</text:span></text:p>
      <text:p text:style-name="P2"><text:span text:style-name="T1342"><text:s text:c="8"/>System.</text:span><text:span text:style-name="T1343">out</text:span><text:span text:style-name="T1344">.println(</text:span><text:span text:style-name="T1345">"reversed num: "</text:span><text:span text:style-name="T1346">+</text:span><text:span text:style-name="T1347">rev</text:span><text:span text:style-name="T1348">);</text:span></text:p>
      <text:p text:style-name="P2"><text:span text:style-name="T1348"><text:tab/>}</text:span></text:p>
      <text:p text:style-name="P2"><text:span text:style-name="T1349"/></text:p>
      <text:p text:style-name="P2"><text:span text:style-name="T1350">}</text:span></text:p>
      <text:p text:style-name="P2"><text:span text:style-name="T1351"/></text:p>
      <text:p text:style-name="P2"><text:span text:style-name="T1352">18. Write a program to check whether a number is a palindrome.</text:span></text:p>
      <text:p text:style-name="P2"><text:span text:style-name="T1353"/></text:p>
      <text:p text:style-name="P2"><text:span text:style-name="T1354">import</text:span><text:span text:style-name="T1355"><text:s/>java.util.Scanner;</text:span></text:p>
      <text:p text:style-name="P2"><text:span text:style-name="T1356"/></text:p>
      <text:p text:style-name="P2"><text:span text:style-name="T1357">public</text:span><text:span text:style-name="T1358"><text:s/></text:span><text:span text:style-name="T1359">class</text:span><text:span text:style-name="T1360"><text:s/>Palindrome {</text:span></text:p>
      <text:p text:style-name="P2"><text:span text:style-name="T1361"/></text:p>
      <text:p text:style-name="P2"><text:span text:style-name="T1362"><text:tab/></text:span><text:span text:style-name="T1363">public</text:span><text:span text:style-name="T1364"><text:s/></text:span><text:span text:style-name="T1365">static</text:span><text:span text:style-name="T1366"><text:s/></text:span><text:span text:style-name="T1367">void</text:span><text:span text:style-name="T1368"><text:s/>main(String[]<text:s/></text:span><text:span text:style-name="T1369">args</text:span><text:span text:style-name="T1370">) {</text:span></text:p>
      <text:p text:style-name="P2"><text:span text:style-name="T1370"><text:tab/><text:tab/></text:span><text:span text:style-name="T1371">//<text:s/></text:span><text:span text:style-name="T1372">TODO</text:span><text:span text:style-name="T1373"><text:s/>Auto-generated method stub</text:span></text:p>
      <text:p text:style-name="P2"><text:span text:style-name="T1374"><text:tab/><text:tab/>Scanner<text:s/></text:span><text:span text:style-name="T1375">sc</text:span><text:span text:style-name="T1376"><text:s/>=<text:s/></text:span><text:span text:style-name="T1377">new</text:span><text:span text:style-name="T1378"><text:s/>Scanner(System.</text:span><text:span text:style-name="T1379">in</text:span><text:span text:style-name="T1380">);</text:span></text:p>
      <text:p text:style-name="P2"><text:span text:style-name="T1380"><text:tab/><text:tab/>System.</text:span><text:span text:style-name="T1381">out</text:span><text:span text:style-name="T1382">.println(</text:span><text:span text:style-name="T1383">"enter the number: "</text:span><text:span text:style-name="T1384">);</text:span></text:p>
      <text:p text:style-name="P2"><text:span text:style-name="T1384"><text:tab/><text:tab/></text:span><text:span text:style-name="T1385">int</text:span><text:span text:style-name="T1386"><text:s/></text:span><text:span text:style-name="T1387">num</text:span><text:span text:style-name="T1388"><text:s/>=<text:s/></text:span><text:span text:style-name="T1389">sc</text:span><text:span text:style-name="T1390">.nextInt();</text:span></text:p>
      <text:p text:style-name="P2"><text:span text:style-name="T1390"><text:tab/><text:tab/></text:span><text:span text:style-name="T1391">int</text:span><text:span text:style-name="T1392"><text:s/></text:span><text:span text:style-name="T1393">original</text:span><text:span text:style-name="T1394"><text:s/>=<text:s/></text:span><text:span text:style-name="T1395">num</text:span><text:span text:style-name="T1396">;</text:span></text:p>
      <text:p text:style-name="P2"><text:span text:style-name="T1396"><text:tab/><text:tab/></text:span><text:span text:style-name="T1397">int</text:span><text:span text:style-name="T1398"><text:s/></text:span><text:span text:style-name="T1399">rev</text:span><text:span text:style-name="T1400"><text:s/>= 0;</text:span></text:p>
      <text:p text:style-name="P2"><text:span text:style-name="T1400"><text:tab/><text:tab/></text:span><text:span text:style-name="T1401">while</text:span><text:span text:style-name="T1402">(</text:span><text:span text:style-name="T1403">num</text:span><text:span text:style-name="T1404">&gt;0) {</text:span></text:p>
      <text:p text:style-name="P2"><text:span text:style-name="T1404"><text:tab/><text:tab/><text:tab/></text:span><text:span text:style-name="T1405">int</text:span><text:span text:style-name="T1406"><text:s/></text:span><text:span text:style-name="T1407">digit</text:span><text:span text:style-name="T1408"><text:s/>=<text:s/></text:span><text:span text:style-name="T1409">num</text:span><text:span text:style-name="T1410">%10;</text:span></text:p>
      <text:p text:style-name="P2"><text:span text:style-name="T1410"><text:tab/><text:tab/><text:tab/></text:span><text:span text:style-name="T1411">rev</text:span><text:span text:style-name="T1412">=</text:span><text:span text:style-name="T1413">rev</text:span><text:span text:style-name="T1414">*10+</text:span><text:span text:style-name="T1415">digit</text:span><text:span text:style-name="T1416">;</text:span></text:p>
      <text:p text:style-name="P2"><text:span text:style-name="T1416"><text:tab/><text:tab/><text:tab/></text:span><text:span text:style-name="T1417">num</text:span><text:span text:style-name="T1418">=</text:span><text:span text:style-name="T1419">num</text:span><text:span text:style-name="T1420">/10;</text:span></text:p>
      <text:p text:style-name="P2"><text:span text:style-name="T1420"><text:tab/><text:tab/></text:span></text:p>
      <text:p text:style-name="P2"><text:span text:style-name="T1420"><text:tab/><text:tab/>}</text:span></text:p>
      <text:p text:style-name="P2"><text:span text:style-name="T1420"><text:tab/><text:tab/></text:span></text:p>
      <text:p text:style-name="P2"><text:span text:style-name="T1420"><text:s text:c="7"/></text:span><text:span text:style-name="T1421">if</text:span><text:span text:style-name="T1422">(</text:span><text:span text:style-name="T1423">original</text:span><text:span text:style-name="T1424">==</text:span><text:span text:style-name="T1425">rev</text:span><text:span text:style-name="T1426">) {</text:span></text:p>
      <text:p text:style-name="P2"><text:span text:style-name="T1426"><text:s text:c="4"/><text:tab/><text:s text:c="3"/>System.</text:span><text:span text:style-name="T1427">out</text:span><text:span text:style-name="T1428">.println(</text:span><text:span text:style-name="T1429">"palindrome"</text:span><text:span text:style-name="T1430">);</text:span></text:p>
      <text:p text:style-name="P2"><text:span text:style-name="T1430"><text:s text:c="7"/>}</text:span><text:span text:style-name="T1431">else</text:span><text:span text:style-name="T1432"><text:s/>{</text:span></text:p>
      <text:p text:style-name="P2"><text:span text:style-name="T1432"><text:s text:c="4"/><text:tab/><text:s text:c="3"/>System.</text:span><text:span text:style-name="T1433">out</text:span><text:span text:style-name="T1434">.println(</text:span><text:span text:style-name="T1435">"not p"</text:span><text:span text:style-name="T1436">);</text:span></text:p>
      <text:p text:style-name="P2"><text:span text:style-name="T1436"><text:s text:c="7"/>}</text:span></text:p>
      <text:p text:style-name="P2"><text:span text:style-name="T1436"><text:tab/>}</text:span></text:p>
      <text:p text:style-name="P2"><text:span text:style-name="T1437"/></text:p>
      <text:p text:style-name="P2"><text:span text:style-name="T1438">}</text:span></text:p>
      <text:p text:style-name="P2"><text:span text:style-name="T1439"/></text:p>
      <text:p text:style-name="P2"><text:span text:style-name="T1440">19. Write a program to print Fibonacci series up to n terms. </text:span></text:p>
      <text:p text:style-name="P2"><text:span text:style-name="T1441"/></text:p>
      <text:p text:style-name="P2"><text:span text:style-name="T1442">import java.util.Scanner;</text:span></text:p>
      <text:p text:style-name="P2"><text:span text:style-name="T1443"/></text:p>
      <text:p text:style-name="P2"><text:span text:style-name="T1444">public class Fibonacci {</text:span></text:p>
      <text:p text:style-name="P2"><text:span text:style-name="T1444"><text:s text:c="4"/>public static void main(String[] args) {</text:span></text:p>
      <text:p text:style-name="P2"><text:span text:style-name="T1445"/></text:p>
      <text:p text:style-name="P2"><text:span text:style-name="T1446"><text:s text:c="8"/>Scanner sc = new Scanner(System.in);</text:span></text:p>
      <text:p text:style-name="P2"><text:span text:style-name="T1446"><text:s text:c="8"/>int n = sc.nextInt();</text:span></text:p>
      <text:p text:style-name="P2"><text:span text:style-name="T1447"/></text:p>
      <text:p text:style-name="P2"><text:span text:style-name="T1448"><text:s text:c="8"/>int first = 0;</text:span></text:p>
      <text:p text:style-name="P2"><text:span text:style-name="T1448"><text:s text:c="8"/>int second = 1;</text:span></text:p>
      <text:p text:style-name="P2"><text:span text:style-name="T1449"/></text:p>
      <text:p text:style-name="P2"><text:span text:style-name="T1450"><text:s text:c="8"/>System.out.print(first + " " + second + " ");</text:span></text:p>
      <text:p text:style-name="P2"><text:span text:style-name="T1451"/></text:p>
      <text:p text:style-name="P2"><text:span text:style-name="T1452"><text:s text:c="8"/>for (int i = 3; i &lt;= n; i++) {</text:span></text:p>
      <text:p text:style-name="P2"><text:span text:style-name="T1452"><text:s text:c="12"/>int next = first + second;</text:span></text:p>
      <text:p text:style-name="P2"><text:span text:style-name="T1452"><text:s text:c="12"/>System.out.print(next + " ");</text:span></text:p>
      <text:p text:style-name="P2"><text:span text:style-name="T1452"><text:s text:c="12"/>first = second;</text:span></text:p>
      <text:p text:style-name="P2"><text:span text:style-name="T1452"><text:s text:c="12"/>second = next;</text:span></text:p>
      <text:p text:style-name="P2"><text:span text:style-name="T1452"><text:s text:c="8"/>}</text:span></text:p>
      <text:p text:style-name="P2"><text:span text:style-name="T1452"><text:s text:c="4"/>}</text:span></text:p>
      <text:p text:style-name="P2"><text:span text:style-name="T1452">}</text:span></text:p>
      <text:p text:style-name="P2"><text:span text:style-name="T1453"/></text:p>
      <text:p text:style-name="P2"><text:span text:style-name="T1454">20. Write a program to check whether a number is prime. </text:span></text:p>
      <text:p text:style-name="P2"><text:span text:style-name="T1455"/></text:p>
      <text:p text:style-name="P2"><text:span text:style-name="T1456">import java.util.Scanner;</text:span></text:p>
      <text:p text:style-name="P2"><text:span text:style-name="T1457"/></text:p>
      <text:p text:style-name="P2"><text:span text:style-name="T1458">public class PrimeNumber {</text:span></text:p>
      <text:p text:style-name="P2"><text:span text:style-name="T1458"><text:s text:c="4"/>public static void main(String[] args) {</text:span></text:p>
      <text:p text:style-name="P2"><text:span text:style-name="T1459"/></text:p>
      <text:p text:style-name="P2"><text:span text:style-name="T1460"><text:s text:c="8"/>Scanner sc = new Scanner(System.in);</text:span></text:p>
      <text:p text:style-name="P2"><text:span text:style-name="T1460"><text:s text:c="8"/>int num = sc.nextInt();</text:span></text:p>
      <text:p text:style-name="P2"><text:span text:style-name="T1461"/></text:p>
      <text:p text:style-name="P2"><text:span text:style-name="T1462"><text:s text:c="8"/>boolean isPrime = true;</text:span></text:p>
      <text:p text:style-name="P2"><text:span text:style-name="T1463"/></text:p>
      <text:p text:style-name="P2"><text:span text:style-name="T1464"><text:s text:c="8"/>if (num &lt;= 1) {</text:span></text:p>
      <text:p text:style-name="P2"><text:span text:style-name="T1464"><text:s text:c="12"/>isPrime = false;</text:span></text:p>
      <text:p text:style-name="P2"><text:span text:style-name="T1464"><text:s text:c="8"/>} else {</text:span></text:p>
      <text:p text:style-name="P2"><text:span text:style-name="T1464"><text:s text:c="12"/>for (int i = 2; i &lt;= num / 2; i++) {</text:span></text:p>
      <text:p text:style-name="P2"><text:span text:style-name="T1464"><text:s text:c="16"/>if (num % i == 0) {</text:span></text:p>
      <text:p text:style-name="P2"><text:span text:style-name="T1464"><text:s text:c="20"/>isPrime = false;</text:span></text:p>
      <text:p text:style-name="P2"><text:span text:style-name="T1464"><text:s text:c="20"/>break;</text:span></text:p>
      <text:p text:style-name="P2"><text:span text:style-name="T1464"><text:s text:c="16"/>}</text:span></text:p>
      <text:p text:style-name="P2"><text:span text:style-name="T1464"><text:s text:c="12"/>}</text:span></text:p>
      <text:p text:style-name="P2"><text:span text:style-name="T1464"><text:s text:c="8"/>}</text:span></text:p>
      <text:p text:style-name="P2"><text:span text:style-name="T1465"/></text:p>
      <text:p text:style-name="P2"><text:span text:style-name="T1466"><text:s text:c="8"/>if (isPrime) {</text:span></text:p>
      <text:p text:style-name="P2"><text:span text:style-name="T1466"><text:s text:c="12"/>System.out.println("Prime number");</text:span></text:p>
      <text:p text:style-name="P2"><text:span text:style-name="T1466"><text:s text:c="8"/>} else {</text:span></text:p>
      <text:p text:style-name="P2"><text:span text:style-name="T1466"><text:s text:c="12"/>System.out.println("Not a prime number");</text:span></text:p>
      <text:p text:style-name="P2"><text:span text:style-name="T1466"><text:s text:c="8"/>}</text:span></text:p>
      <text:p text:style-name="P2"><text:span text:style-name="T1466"><text:s text:c="4"/>}</text:span></text:p>
      <text:p text:style-name="P2"><text:span text:style-name="T1466">}</text:span></text:p>
      <text:p text:style-name="P2"><text:span text:style-name="T1466"/></text:p>
      <text:p text:style-name="P2"><text:span text:style-name="T1466"/></text:p>
      <text:p text:style-name="P3"><text:span text:style-name="T1467">Section 4: Arrays<text:s/></text:span><text:span text:style-name="T1468"/></text:p>
      <text:p text:style-name="P3"><text:span text:style-name="T1469">21. Write a program to store 5 integers in an array and print them.<text:s/></text:span><text:span text:style-name="T1470"/></text:p>
      <text:p text:style-name="P3"><text:span text:style-name="T1471">public</text:span><text:span text:style-name="T1472"><text:s/></text:span><text:span text:style-name="T1473">class</text:span><text:span text:style-name="T1474"><text:s/>Arrays {</text:span><text:span text:style-name="T1475"/></text:p>
      <text:p text:style-name="P3"><text:span text:style-name="T1475"/></text:p>
      <text:p text:style-name="P3"><text:span text:style-name="T1476"><text:tab/></text:span><text:span text:style-name="T1477">public</text:span><text:span text:style-name="T1478"><text:s/></text:span><text:span text:style-name="T1479">static</text:span><text:span text:style-name="T1480"><text:s/></text:span><text:span text:style-name="T1481">void</text:span><text:span text:style-name="T1482"><text:s/>main(String[]<text:s/></text:span><text:span text:style-name="T1483">args</text:span><text:span text:style-name="T1484">) {</text:span><text:span text:style-name="T1485"/></text:p>
      <text:p text:style-name="P3"><text:span text:style-name="T1486"><text:tab/><text:tab/></text:span><text:span text:style-name="T1487">//<text:s/></text:span><text:span text:style-name="T1488">TODO</text:span><text:span text:style-name="T1489"><text:s/>Auto-generated method stub</text:span><text:span text:style-name="T1490"/></text:p>
      <text:p text:style-name="P3"><text:span text:style-name="T1491"><text:tab/><text:tab/></text:span><text:span text:style-name="T1492">int</text:span><text:span text:style-name="T1493"><text:s/></text:span><text:span text:style-name="T1494">arr</text:span><text:span text:style-name="T1495">[]= {1,2,3,4,5};</text:span><text:span text:style-name="T1496"/></text:p>
      <text:p text:style-name="P3"><text:span text:style-name="T1497"><text:tab/><text:tab/></text:span><text:span text:style-name="T1498">for</text:span><text:span text:style-name="T1499">(</text:span><text:span text:style-name="T1500">int</text:span><text:span text:style-name="T1501"><text:s/></text:span><text:span text:style-name="T1502">i</text:span><text:span text:style-name="T1503">=0;</text:span><text:span text:style-name="T1504">i</text:span><text:span text:style-name="T1505">&lt;</text:span><text:span text:style-name="T1506">arr</text:span><text:span text:style-name="T1507">.</text:span><text:span text:style-name="T1508">length</text:span><text:span text:style-name="T1509">;</text:span><text:span text:style-name="T1510">i</text:span><text:span text:style-name="T1511">++) {</text:span><text:span text:style-name="T1512"/></text:p>
      <text:p text:style-name="P3"><text:span text:style-name="T1513"><text:tab/><text:tab/><text:tab/>System.</text:span><text:span text:style-name="T1514">out</text:span><text:span text:style-name="T1515">.println(</text:span><text:span text:style-name="T1516">arr</text:span><text:span text:style-name="T1517">[</text:span><text:span text:style-name="T1518">i</text:span><text:span text:style-name="T1519">]);</text:span><text:span text:style-name="T1520"/></text:p>
      <text:p text:style-name="P3"><text:span text:style-name="T1521"><text:tab/><text:tab/>}</text:span><text:span text:style-name="T1522"/></text:p>
      <text:p text:style-name="P3"><text:span text:style-name="T1522"/></text:p>
      <text:p text:style-name="P3"><text:span text:style-name="T1523"><text:tab/>}</text:span><text:span text:style-name="T1524"/></text:p>
      <text:p text:style-name="P3"><text:span text:style-name="T1524"/></text:p>
      <text:p text:style-name="P3"><text:span text:style-name="T1525">}</text:span></text:p>
      <text:p text:style-name="P3"><text:span text:style-name="T1526"/></text:p>
      <text:p text:style-name="P3"><text:span text:style-name="T1526">22. Write a program to find the sum and average of array elements.</text:span></text:p>
      <text:p text:style-name="P3"><text:span text:style-name="T1526"/></text:p>
      <text:p text:style-name="P3"><text:span text:style-name="T1527">public</text:span><text:span text:style-name="T1528"><text:s/></text:span><text:span text:style-name="T1529">class</text:span><text:span text:style-name="T1530"><text:s/>ArrSumAvg {</text:span><text:span text:style-name="T1531"/></text:p>
      <text:p text:style-name="P3"><text:span text:style-name="T1531"/></text:p>
      <text:p text:style-name="P3"><text:span text:style-name="T1532"><text:tab/></text:span><text:span text:style-name="T1533">public</text:span><text:span text:style-name="T1534"><text:s/></text:span><text:span text:style-name="T1535">static</text:span><text:span text:style-name="T1536"><text:s/></text:span><text:span text:style-name="T1537">void</text:span><text:span text:style-name="T1538"><text:s/>main(String[]<text:s/></text:span><text:span text:style-name="T1539">args</text:span><text:span text:style-name="T1540">) {</text:span><text:span text:style-name="T1541"/></text:p>
      <text:p text:style-name="P3"><text:span text:style-name="T1542"><text:tab/><text:tab/></text:span><text:span text:style-name="T1543">//<text:s/></text:span><text:span text:style-name="T1544">TODO</text:span><text:span text:style-name="T1545"><text:s/>Auto-generated method stub</text:span><text:span text:style-name="T1546"/></text:p>
      <text:p text:style-name="P3"><text:span text:style-name="T1547"><text:tab/><text:tab/></text:span><text:span text:style-name="T1548">int</text:span><text:span text:style-name="T1549"><text:s/></text:span><text:span text:style-name="T1550">arr</text:span><text:span text:style-name="T1551">[]= {2,3,2,5,3};</text:span><text:span text:style-name="T1552"/></text:p>
      <text:p text:style-name="P3"><text:span text:style-name="T1553"><text:tab/><text:tab/></text:span><text:span text:style-name="T1554">int</text:span><text:span text:style-name="T1555"><text:s/></text:span><text:span text:style-name="T1556">avg</text:span><text:span text:style-name="T1557"><text:s/>= 0;</text:span><text:span text:style-name="T1558"/></text:p>
      <text:p text:style-name="P3"><text:span text:style-name="T1559"><text:tab/><text:tab/></text:span><text:span text:style-name="T1560">int</text:span><text:span text:style-name="T1561"><text:s/></text:span><text:span text:style-name="T1562">sum</text:span><text:span text:style-name="T1563"><text:s/>= 0;</text:span><text:span text:style-name="T1564"/></text:p>
      <text:p text:style-name="P3"><text:span text:style-name="T1565"><text:tab/><text:tab/></text:span><text:span text:style-name="T1566">for</text:span><text:span text:style-name="T1567"><text:s/>(</text:span><text:span text:style-name="T1568">int</text:span><text:span text:style-name="T1569"><text:s/></text:span><text:span text:style-name="T1570">i</text:span><text:span text:style-name="T1571">=0;</text:span><text:span text:style-name="T1572">i</text:span><text:span text:style-name="T1573">&lt;</text:span><text:span text:style-name="T1574">arr</text:span><text:span text:style-name="T1575">.</text:span><text:span text:style-name="T1576">length</text:span><text:span text:style-name="T1577">;</text:span><text:span text:style-name="T1578">i</text:span><text:span text:style-name="T1579">++) {</text:span><text:span text:style-name="T1580"/></text:p>
      <text:p text:style-name="P3"><text:span text:style-name="T1581"><text:tab/><text:tab/><text:tab/></text:span><text:span text:style-name="T1582">sum</text:span><text:span text:style-name="T1583">+=</text:span><text:span text:style-name="T1584">arr</text:span><text:span text:style-name="T1585">[</text:span><text:span text:style-name="T1586">i</text:span><text:span text:style-name="T1587">];</text:span><text:span text:style-name="T1588"/></text:p>
      <text:p text:style-name="P3"><text:span text:style-name="T1589"><text:tab/><text:tab/><text:tab/></text:span><text:span text:style-name="T1590">avg</text:span><text:span text:style-name="T1591">=</text:span><text:span text:style-name="T1592">sum</text:span><text:span text:style-name="T1593">/</text:span><text:span text:style-name="T1594">arr</text:span><text:span text:style-name="T1595">.</text:span><text:span text:style-name="T1596">length</text:span><text:span text:style-name="T1597">;</text:span><text:span text:style-name="T1598"/></text:p>
      <text:p text:style-name="P3"><text:span text:style-name="T1599"><text:tab/><text:tab/>}</text:span><text:span text:style-name="T1600"/></text:p>
      <text:p text:style-name="P3"><text:span text:style-name="T1601"><text:tab/><text:tab/>System.</text:span><text:span text:style-name="T1602">out</text:span><text:span text:style-name="T1603">.println(</text:span><text:span text:style-name="T1604">avg</text:span><text:span text:style-name="T1605">);</text:span><text:span text:style-name="T1606"/></text:p>
      <text:p text:style-name="P3"><text:span text:style-name="T1607"><text:tab/><text:tab/>System.</text:span><text:span text:style-name="T1608">out</text:span><text:span text:style-name="T1609">.println(</text:span><text:span text:style-name="T1610">sum</text:span><text:span text:style-name="T1611">);</text:span><text:span text:style-name="T1612"/></text:p>
      <text:p text:style-name="P3"><text:span text:style-name="T1613"><text:tab/><text:tab/></text:span><text:span text:style-name="T1614"/></text:p>
      <text:p text:style-name="P3"><text:span text:style-name="T1614"/></text:p>
      <text:p text:style-name="P3"><text:span text:style-name="T1615"><text:tab/>}</text:span><text:span text:style-name="T1616"/></text:p>
      <text:p text:style-name="P3"><text:span text:style-name="T1616"/></text:p>
      <text:p text:style-name="P3"><text:span text:style-name="T1617">}</text:span><text:span text:style-name="T1618"/></text:p>
      <text:p text:style-name="P3"><text:span text:style-name="T1619"/></text:p>
      <text:p text:style-name="P3"><text:span text:style-name="T1619"/></text:p>
      <text:p text:style-name="P3"><text:span text:style-name="T1619">23. Write a program to find the largest and smallest element in an array.</text:span></text:p>
      <text:p text:style-name="P3"><text:span text:style-name="T1619"/></text:p>
      <text:p text:style-name="P3"><text:span text:style-name="T1620">public</text:span><text:span text:style-name="T1621"><text:s/></text:span><text:span text:style-name="T1622">class</text:span><text:span text:style-name="T1623"><text:s/>ArrLargestSmallest {</text:span><text:span text:style-name="T1624"/></text:p>
      <text:p text:style-name="P3"><text:span text:style-name="T1624"/></text:p>
      <text:p text:style-name="P3"><text:span text:style-name="T1625"><text:tab/></text:span><text:span text:style-name="T1626">public</text:span><text:span text:style-name="T1627"><text:s/></text:span><text:span text:style-name="T1628">static</text:span><text:span text:style-name="T1629"><text:s/></text:span><text:span text:style-name="T1630">void</text:span><text:span text:style-name="T1631"><text:s/>main(String[]<text:s/></text:span><text:span text:style-name="T1632">args</text:span><text:span text:style-name="T1633">) {</text:span><text:span text:style-name="T1634"/></text:p>
      <text:p text:style-name="P3"><text:span text:style-name="T1635"><text:tab/><text:tab/></text:span><text:span text:style-name="T1636">//<text:s/></text:span><text:span text:style-name="T1637">TODO</text:span><text:span text:style-name="T1638"><text:s/>Auto-generated method stub</text:span><text:span text:style-name="T1639"/></text:p>
      <text:p text:style-name="P3"><text:span text:style-name="T1640"><text:tab/><text:tab/></text:span><text:span text:style-name="T1641">int</text:span><text:span text:style-name="T1642"><text:s/></text:span><text:span text:style-name="T1643">arr</text:span><text:span text:style-name="T1644">[]= {20,2,32,54,75};</text:span><text:span text:style-name="T1645"/></text:p>
      <text:p text:style-name="P3"><text:span text:style-name="T1646"><text:tab/><text:tab/></text:span><text:span text:style-name="T1647">int</text:span><text:span text:style-name="T1648"><text:s/></text:span><text:span text:style-name="T1649">largest</text:span><text:span text:style-name="T1650">=</text:span><text:span text:style-name="T1651">arr</text:span><text:span text:style-name="T1652">[0];</text:span><text:span text:style-name="T1653"/></text:p>
      <text:p text:style-name="P3"><text:span text:style-name="T1654"><text:tab/><text:tab/></text:span><text:span text:style-name="T1655"/></text:p>
      <text:p text:style-name="P3"><text:span text:style-name="T1656"><text:tab/><text:tab/></text:span><text:span text:style-name="T1657">int</text:span><text:span text:style-name="T1658"><text:s/></text:span><text:span text:style-name="T1659">Smallest</text:span><text:span text:style-name="T1660">=</text:span><text:span text:style-name="T1661">arr</text:span><text:span text:style-name="T1662">[0];</text:span><text:span text:style-name="T1663"/></text:p>
      <text:p text:style-name="P3"><text:span text:style-name="T1664"><text:tab/><text:tab/></text:span><text:span text:style-name="T1665">for</text:span><text:span text:style-name="T1666"><text:s/>(</text:span><text:span text:style-name="T1667">int</text:span><text:span text:style-name="T1668"><text:s/></text:span><text:span text:style-name="T1669">i</text:span><text:span text:style-name="T1670">=1;</text:span><text:span text:style-name="T1671">i</text:span><text:span text:style-name="T1672">&lt;</text:span><text:span text:style-name="T1673">arr</text:span><text:span text:style-name="T1674">.</text:span><text:span text:style-name="T1675">length</text:span><text:span text:style-name="T1676">;</text:span><text:span text:style-name="T1677">i</text:span><text:span text:style-name="T1678">++) {</text:span><text:span text:style-name="T1679"/></text:p>
      <text:p text:style-name="P3"><text:span text:style-name="T1680"><text:tab/><text:tab/><text:tab/></text:span><text:span text:style-name="T1681">if</text:span><text:span text:style-name="T1682">(</text:span><text:span text:style-name="T1683">arr</text:span><text:span text:style-name="T1684">[</text:span><text:span text:style-name="T1685">i</text:span><text:span text:style-name="T1686">]&gt;</text:span><text:span text:style-name="T1687">largest</text:span><text:span text:style-name="T1688">) {</text:span><text:span text:style-name="T1689"/></text:p>
      <text:p text:style-name="P3"><text:span text:style-name="T1690"><text:tab/><text:tab/><text:tab/><text:tab/></text:span><text:span text:style-name="T1691">largest</text:span><text:span text:style-name="T1692">=</text:span><text:span text:style-name="T1693">arr</text:span><text:span text:style-name="T1694">[</text:span><text:span text:style-name="T1695">i</text:span><text:span text:style-name="T1696">];</text:span><text:span text:style-name="T1697"/></text:p>
      <text:p text:style-name="P3"><text:span text:style-name="T1698"><text:tab/><text:tab/><text:tab/></text:span><text:span text:style-name="T1699">if</text:span><text:span text:style-name="T1700"><text:s/>(</text:span><text:span text:style-name="T1701">arr</text:span><text:span text:style-name="T1702">[</text:span><text:span text:style-name="T1703">i</text:span><text:span text:style-name="T1704">]&lt;</text:span><text:span text:style-name="T1705">Smallest</text:span><text:span text:style-name="T1706">) {</text:span><text:span text:style-name="T1707"/></text:p>
      <text:p text:style-name="P3"><text:span text:style-name="T1708"><text:tab/><text:tab/><text:tab/><text:tab/></text:span><text:span text:style-name="T1709">Smallest</text:span><text:span text:style-name="T1710">=</text:span><text:span text:style-name="T1711">arr</text:span><text:span text:style-name="T1712">[</text:span><text:span text:style-name="T1713">i</text:span><text:span text:style-name="T1714">];</text:span><text:span text:style-name="T1715"/></text:p>
      <text:p text:style-name="P3"><text:span text:style-name="T1716"><text:tab/><text:tab/><text:tab/>}</text:span><text:span text:style-name="T1717"/></text:p>
      <text:p text:style-name="P3"><text:span text:style-name="T1718"><text:tab/><text:tab/><text:tab/></text:span><text:span text:style-name="T1719"/></text:p>
      <text:p text:style-name="P3"><text:span text:style-name="T1720"><text:tab/><text:tab/><text:tab/><text:tab/></text:span><text:span text:style-name="T1721"/></text:p>
      <text:p text:style-name="P3"><text:span text:style-name="T1722"><text:tab/><text:tab/><text:tab/>}</text:span><text:span text:style-name="T1723"/></text:p>
      <text:p text:style-name="P3"><text:span text:style-name="T1724"><text:tab/><text:tab/>}</text:span><text:span text:style-name="T1725"/></text:p>
      <text:p text:style-name="P3"><text:span text:style-name="T1726"><text:tab/><text:tab/>System.</text:span><text:span text:style-name="T1727">out</text:span><text:span text:style-name="T1728">.println(</text:span><text:span text:style-name="T1729">"largest is "</text:span><text:span text:style-name="T1730">+</text:span><text:span text:style-name="T1731">largest</text:span><text:span text:style-name="T1732">);</text:span><text:span text:style-name="T1733"/></text:p>
      <text:p text:style-name="P3"><text:span text:style-name="T1734"><text:tab/><text:tab/>System.</text:span><text:span text:style-name="T1735">out</text:span><text:span text:style-name="T1736">.println(</text:span><text:span text:style-name="T1737">"smallest is "</text:span><text:span text:style-name="T1738">+</text:span><text:span text:style-name="T1739">Smallest</text:span><text:span text:style-name="T1740">);</text:span><text:span text:style-name="T1741"/></text:p>
      <text:p text:style-name="P3"><text:span text:style-name="T1741"/></text:p>
      <text:p text:style-name="P3"><text:span text:style-name="T1742"><text:tab/>}</text:span><text:span text:style-name="T1743"/></text:p>
      <text:p text:style-name="P3"><text:span text:style-name="T1743"/></text:p>
      <text:p text:style-name="P3"><text:span text:style-name="T1744">}</text:span><text:span text:style-name="T1745"/></text:p>
      <text:p text:style-name="P3"><text:span text:style-name="T1746"/></text:p>
      <text:p text:style-name="P3"><text:span text:style-name="T1746">24. Write a program to count even and odd numbers in an array. </text:span></text:p>
      <text:p text:style-name="P3"><text:span text:style-name="T1746"/></text:p>
      <text:p text:style-name="P3"><text:span text:style-name="T1747">public</text:span><text:span text:style-name="T1748"><text:s/></text:span><text:span text:style-name="T1749">class</text:span><text:span text:style-name="T1750"><text:s/>ArrOddEven {</text:span><text:span text:style-name="T1751"/></text:p>
      <text:p text:style-name="P3"><text:span text:style-name="T1751"/></text:p>
      <text:p text:style-name="P3"><text:span text:style-name="T1752"><text:tab/></text:span><text:span text:style-name="T1753">public</text:span><text:span text:style-name="T1754"><text:s/></text:span><text:span text:style-name="T1755">static</text:span><text:span text:style-name="T1756"><text:s/></text:span><text:span text:style-name="T1757">void</text:span><text:span text:style-name="T1758"><text:s/>main(String[]<text:s/></text:span><text:span text:style-name="T1759">args</text:span><text:span text:style-name="T1760">) {</text:span><text:span text:style-name="T1761"/></text:p>
      <text:p text:style-name="P3"><text:span text:style-name="T1762"><text:tab/><text:tab/></text:span><text:span text:style-name="T1763">//<text:s/></text:span><text:span text:style-name="T1764">TODO</text:span><text:span text:style-name="T1765"><text:s/>Auto-generated method stub</text:span><text:span text:style-name="T1766"/></text:p>
      <text:p text:style-name="P3"><text:span text:style-name="T1767"><text:tab/><text:tab/></text:span><text:span text:style-name="T1768">int</text:span><text:span text:style-name="T1769"><text:s/></text:span><text:span text:style-name="T1770">arr</text:span><text:span text:style-name="T1771">[]= {2,4,11,5,7,6,23};</text:span><text:span text:style-name="T1772"/></text:p>
      <text:p text:style-name="P3"><text:span text:style-name="T1773"><text:tab/><text:tab/></text:span><text:span text:style-name="T1774">int</text:span><text:span text:style-name="T1775"><text:s/></text:span><text:span text:style-name="T1776">evencount</text:span><text:span text:style-name="T1777">=0;</text:span><text:span text:style-name="T1778"/></text:p>
      <text:p text:style-name="P3"><text:span text:style-name="T1779"><text:tab/><text:tab/></text:span><text:span text:style-name="T1780">int</text:span><text:span text:style-name="T1781"><text:s/></text:span><text:span text:style-name="T1782">oddcount</text:span><text:span text:style-name="T1783">=0;</text:span><text:span text:style-name="T1784"/></text:p>
      <text:p text:style-name="P3"><text:span text:style-name="T1785"><text:tab/><text:tab/></text:span><text:span text:style-name="T1786">for</text:span><text:span text:style-name="T1787">(</text:span><text:span text:style-name="T1788">int</text:span><text:span text:style-name="T1789"><text:s/></text:span><text:span text:style-name="T1790">i</text:span><text:span text:style-name="T1791">=0;</text:span><text:span text:style-name="T1792">i</text:span><text:span text:style-name="T1793">&lt;</text:span><text:span text:style-name="T1794">arr</text:span><text:span text:style-name="T1795">.</text:span><text:span text:style-name="T1796">length</text:span><text:span text:style-name="T1797">;</text:span><text:span text:style-name="T1798">i</text:span><text:span text:style-name="T1799">++) {</text:span><text:span text:style-name="T1800"/></text:p>
      <text:p text:style-name="P3"><text:span text:style-name="T1801"><text:tab/><text:tab/><text:tab/></text:span><text:span text:style-name="T1802">if</text:span><text:span text:style-name="T1803">(</text:span><text:span text:style-name="T1804">arr</text:span><text:span text:style-name="T1805">[</text:span><text:span text:style-name="T1806">i</text:span><text:span text:style-name="T1807">]%2==0) {</text:span><text:span text:style-name="T1808"/></text:p>
      <text:p text:style-name="P3"><text:span text:style-name="T1809"><text:tab/><text:tab/><text:tab/><text:tab/></text:span><text:span text:style-name="T1810">evencount</text:span><text:span text:style-name="T1811">+=1;</text:span><text:span text:style-name="T1812"/></text:p>
      <text:p text:style-name="P3"><text:span text:style-name="T1813"><text:tab/><text:tab/><text:tab/></text:span><text:span text:style-name="T1814"/></text:p>
      <text:p text:style-name="P3"><text:span text:style-name="T1815"><text:tab/><text:tab/><text:tab/><text:tab/></text:span><text:span text:style-name="T1816"/></text:p>
      <text:p text:style-name="P3"><text:span text:style-name="T1817"><text:tab/><text:tab/><text:tab/>}</text:span><text:span text:style-name="T1818"/></text:p>
      <text:p text:style-name="P3"><text:span text:style-name="T1819"><text:tab/><text:tab/><text:tab/></text:span><text:span text:style-name="T1820">else</text:span><text:span text:style-name="T1821"><text:s/>{</text:span><text:span text:style-name="T1822"/></text:p>
      <text:p text:style-name="P3"><text:span text:style-name="T1823"><text:tab/><text:tab/><text:tab/><text:tab/></text:span><text:span text:style-name="T1824">oddcount</text:span><text:span text:style-name="T1825">+=1;</text:span><text:span text:style-name="T1826"/></text:p>
      <text:p text:style-name="P3"><text:span text:style-name="T1827"><text:tab/><text:tab/><text:tab/>}</text:span><text:span text:style-name="T1828"/></text:p>
      <text:p text:style-name="P3"><text:span text:style-name="T1829"><text:tab/><text:tab/>}</text:span><text:span text:style-name="T1830"/></text:p>
      <text:p text:style-name="P3"><text:span text:style-name="T1831"><text:tab/><text:tab/>System.</text:span><text:span text:style-name="T1832">out</text:span><text:span text:style-name="T1833">.println(</text:span><text:span text:style-name="T1834">"odd count is: "</text:span><text:span text:style-name="T1835">+</text:span><text:span text:style-name="T1836">oddcount</text:span><text:span text:style-name="T1837">);</text:span><text:span text:style-name="T1838"/></text:p>
      <text:p text:style-name="P3"><text:span text:style-name="T1839"><text:tab/><text:tab/>System.</text:span><text:span text:style-name="T1840">out</text:span><text:span text:style-name="T1841">.println(</text:span><text:span text:style-name="T1842">"evencount is: "</text:span><text:span text:style-name="T1843"><text:s/>+</text:span><text:span text:style-name="T1844">evencount</text:span><text:span text:style-name="T1845">);</text:span><text:span text:style-name="T1846"/></text:p>
      <text:p text:style-name="P3"><text:span text:style-name="T1846"/></text:p>
      <text:p text:style-name="P3"><text:span text:style-name="T1847"><text:tab/>}</text:span><text:span text:style-name="T1848"/></text:p>
      <text:p text:style-name="P3"><text:span text:style-name="T1848"/></text:p>
      <text:p text:style-name="P3"><text:span text:style-name="T1849">}</text:span><text:span text:style-name="T1850"/></text:p>
      <text:p text:style-name="P3"><text:span text:style-name="T1851"/></text:p>
      <text:p text:style-name="P3"><text:span text:style-name="T1851">25. Write a program to reverse an array. </text:span></text:p>
      <text:p text:style-name="P3"><text:span text:style-name="T1851"/></text:p>
      <text:p text:style-name="P3"><text:span text:style-name="T1852">public</text:span><text:span text:style-name="T1853"><text:s/></text:span><text:span text:style-name="T1854">class</text:span><text:span text:style-name="T1855"><text:s/>ArrayReverse {</text:span><text:span text:style-name="T1856"/></text:p>
      <text:p text:style-name="P3"><text:span text:style-name="T1856"/></text:p>
      <text:p text:style-name="P3"><text:span text:style-name="T1857"><text:tab/></text:span><text:span text:style-name="T1858">public</text:span><text:span text:style-name="T1859"><text:s/></text:span><text:span text:style-name="T1860">static</text:span><text:span text:style-name="T1861"><text:s/></text:span><text:span text:style-name="T1862">void</text:span><text:span text:style-name="T1863"><text:s/>main(String[]<text:s/></text:span><text:span text:style-name="T1864">args</text:span><text:span text:style-name="T1865">) {</text:span><text:span text:style-name="T1866"/></text:p>
      <text:p text:style-name="P3"><text:span text:style-name="T1867"><text:tab/><text:tab/></text:span><text:span text:style-name="T1868">//<text:s/></text:span><text:span text:style-name="T1869">TODO</text:span><text:span text:style-name="T1870"><text:s/>Auto-generated method stub</text:span><text:span text:style-name="T1871"/></text:p>
      <text:p text:style-name="P3"><text:span text:style-name="T1872"><text:tab/><text:tab/></text:span><text:span text:style-name="T1873">int</text:span><text:span text:style-name="T1874"><text:s/></text:span><text:span text:style-name="T1875">arr</text:span><text:span text:style-name="T1876">[]= {8,6,5,8,4,2};</text:span><text:span text:style-name="T1877"/></text:p>
      <text:p text:style-name="P3"><text:span text:style-name="T1878"><text:tab/><text:tab/></text:span><text:span text:style-name="T1879">int</text:span><text:span text:style-name="T1880"><text:s/></text:span><text:span text:style-name="T1881">revArr</text:span><text:span text:style-name="T1882">[]=</text:span><text:span text:style-name="T1883">new</text:span><text:span text:style-name="T1884"><text:s/></text:span><text:span text:style-name="T1885">int</text:span><text:span text:style-name="T1886">[</text:span><text:span text:style-name="T1887">arr</text:span><text:span text:style-name="T1888">.</text:span><text:span text:style-name="T1889">length</text:span><text:span text:style-name="T1890">];</text:span><text:span text:style-name="T1891"/></text:p>
      <text:p text:style-name="P3"><text:span text:style-name="T1892"><text:tab/><text:tab/></text:span><text:span text:style-name="T1893">int</text:span><text:span text:style-name="T1894"><text:s/></text:span><text:span text:style-name="T1895">j</text:span><text:span text:style-name="T1896"><text:s/>= 0;</text:span><text:span text:style-name="T1897"/></text:p>
      <text:p text:style-name="P3"><text:span text:style-name="T1898"><text:tab/><text:tab/></text:span><text:span text:style-name="T1899">for</text:span><text:span text:style-name="T1900">(</text:span><text:span text:style-name="T1901">int</text:span><text:span text:style-name="T1902"><text:s/></text:span><text:span text:style-name="T1903">i</text:span><text:span text:style-name="T1904">=</text:span><text:span text:style-name="T1905">arr</text:span><text:span text:style-name="T1906">.</text:span><text:span text:style-name="T1907">length</text:span><text:span text:style-name="T1908">-1;</text:span><text:span text:style-name="T1909">i</text:span><text:span text:style-name="T1910">&gt;=0;</text:span><text:span text:style-name="T1911">i</text:span><text:span text:style-name="T1912">--) {</text:span><text:span text:style-name="T1913"/></text:p>
      <text:p text:style-name="P3"><text:span text:style-name="T1914"><text:tab/><text:tab/><text:tab/></text:span><text:span text:style-name="T1915">revArr</text:span><text:span text:style-name="T1916">[</text:span><text:span text:style-name="T1917">j</text:span><text:span text:style-name="T1918">]=</text:span><text:span text:style-name="T1919">arr</text:span><text:span text:style-name="T1920">[</text:span><text:span text:style-name="T1921">i</text:span><text:span text:style-name="T1922">];</text:span><text:span text:style-name="T1923"/></text:p>
      <text:p text:style-name="P3"><text:span text:style-name="T1924"><text:tab/><text:tab/><text:tab/></text:span><text:span text:style-name="T1925">j</text:span><text:span text:style-name="T1926">++;</text:span><text:span text:style-name="T1927"/></text:p>
      <text:p text:style-name="P3"><text:span text:style-name="T1928"><text:tab/><text:tab/>}</text:span><text:span text:style-name="T1929"/></text:p>
      <text:p text:style-name="P3"><text:span text:style-name="T1930"><text:tab/><text:tab/></text:span><text:span text:style-name="T1931">for</text:span><text:span text:style-name="T1932">(</text:span><text:span text:style-name="T1933">int</text:span><text:span text:style-name="T1934"><text:s/></text:span><text:span text:style-name="T1935">k</text:span><text:span text:style-name="T1936">=0;</text:span><text:span text:style-name="T1937">k</text:span><text:span text:style-name="T1938">&lt;</text:span><text:span text:style-name="T1939">revArr</text:span><text:span text:style-name="T1940">.</text:span><text:span text:style-name="T1941">length</text:span><text:span text:style-name="T1942">;</text:span><text:span text:style-name="T1943">k</text:span><text:span text:style-name="T1944">++) {</text:span><text:span text:style-name="T1945"/></text:p>
      <text:p text:style-name="P3"><text:span text:style-name="T1946"><text:tab/><text:tab/><text:tab/>System.</text:span><text:span text:style-name="T1947">out</text:span><text:span text:style-name="T1948">.print(</text:span><text:span text:style-name="T1949">revArr</text:span><text:span text:style-name="T1950">[</text:span><text:span text:style-name="T1951">k</text:span><text:span text:style-name="T1952">]+</text:span><text:span text:style-name="T1953">" "</text:span><text:span text:style-name="T1954">);</text:span><text:span text:style-name="T1955"/></text:p>
      <text:p text:style-name="P3"><text:span text:style-name="T1956"><text:tab/><text:tab/>}</text:span><text:span text:style-name="T1957"/></text:p>
      <text:p text:style-name="P3"><text:span text:style-name="T1958"><text:tab/>}</text:span><text:span text:style-name="T1959"/></text:p>
      <text:p text:style-name="P3"><text:span text:style-name="T1960">}<text:tab/></text:span></text:p>
      <text:p text:style-name="P3"><text:span text:style-name="T1960"/></text:p>
      <text:p text:style-name="P3"><text:span text:style-name="T1960"/></text:p>
      <text:p text:style-name="P3"><text:span text:style-name="T1961">26. Write a program to search an element using: </text:span></text:p>
      <text:p text:style-name="P3"><text:span text:style-name="T1961">• Linear Search</text:span></text:p>
      <text:p text:style-name="P3"><text:span text:style-name="T1961"/></text:p>
      <text:p text:style-name="P3"><text:span text:style-name="T1962">import</text:span><text:span text:style-name="T1963"><text:s/>java.util.Scanner;</text:span><text:span text:style-name="T1964"/></text:p>
      <text:p text:style-name="P3"><text:span text:style-name="T1964"/></text:p>
      <text:p text:style-name="P3"><text:span text:style-name="T1965">public</text:span><text:span text:style-name="T1966"><text:s/></text:span><text:span text:style-name="T1967">class</text:span><text:span text:style-name="T1968"><text:s/>LinearSearch {</text:span><text:span text:style-name="T1969"/></text:p>
      <text:p text:style-name="P3"><text:span text:style-name="T1969"/></text:p>
      <text:p text:style-name="P3"><text:span text:style-name="T1970"><text:tab/></text:span><text:span text:style-name="T1971">public</text:span><text:span text:style-name="T1972"><text:s/></text:span><text:span text:style-name="T1973">static</text:span><text:span text:style-name="T1974"><text:s/></text:span><text:span text:style-name="T1975">void</text:span><text:span text:style-name="T1976"><text:s/>main(String[]<text:s/></text:span><text:span text:style-name="T1977">args</text:span><text:span text:style-name="T1978">) {</text:span><text:span text:style-name="T1979"/></text:p>
      <text:p text:style-name="P3"><text:span text:style-name="T1980"><text:tab/></text:span><text:span text:style-name="T1981"/></text:p>
      <text:p text:style-name="P3"><text:span text:style-name="T1981"/></text:p>
      <text:p text:style-name="P3"><text:span text:style-name="T1981"/></text:p>
      <text:p text:style-name="P3"><text:span text:style-name="T1981"/></text:p>
      <text:p text:style-name="P3"><text:span text:style-name="T1982"><text:tab/><text:tab/><text:s text:c="8"/></text:span><text:span text:style-name="T1983">int</text:span><text:span text:style-name="T1984">[]<text:s/></text:span><text:span text:style-name="T1985">arr</text:span><text:span text:style-name="T1986"><text:s/>= {10, 20, 30, 40, 50};</text:span><text:span text:style-name="T1987"/></text:p>
      <text:p text:style-name="P3"><text:span text:style-name="T1987"/></text:p>
      <text:p text:style-name="P3"><text:span text:style-name="T1988"><text:tab/><text:tab/><text:s text:c="8"/>Scanner<text:s/></text:span><text:span text:style-name="T1989">sc</text:span><text:span text:style-name="T1990"><text:s/>=<text:s/></text:span><text:span text:style-name="T1991">new</text:span><text:span text:style-name="T1992"><text:s/>Scanner(System.</text:span><text:span text:style-name="T1993">in</text:span><text:span text:style-name="T1994">);</text:span><text:span text:style-name="T1995"/></text:p>
      <text:p text:style-name="P3"><text:span text:style-name="T1996"><text:tab/><text:tab/><text:s text:c="8"/>System.</text:span><text:span text:style-name="T1997">out</text:span><text:span text:style-name="T1998">.print(</text:span><text:span text:style-name="T1999">"Enter element to search: "</text:span><text:span text:style-name="T2000">);</text:span><text:span text:style-name="T2001"/></text:p>
      <text:p text:style-name="P3"><text:span text:style-name="T2002"><text:tab/><text:tab/><text:s text:c="8"/></text:span><text:span text:style-name="T2003">int</text:span><text:span text:style-name="T2004"><text:s/></text:span><text:span text:style-name="T2005">key</text:span><text:span text:style-name="T2006"><text:s/>=<text:s/></text:span><text:span text:style-name="T2007">sc</text:span><text:span text:style-name="T2008">.nextInt();</text:span><text:span text:style-name="T2009"/></text:p>
      <text:p text:style-name="P3"><text:span text:style-name="T2009"/></text:p>
      <text:p text:style-name="P3"><text:span text:style-name="T2010"><text:tab/><text:tab/><text:s text:c="8"/></text:span><text:span text:style-name="T2011">boolean</text:span><text:span text:style-name="T2012"><text:s/></text:span><text:span text:style-name="T2013">found</text:span><text:span text:style-name="T2014"><text:s/>=<text:s/></text:span><text:span text:style-name="T2015">false</text:span><text:span text:style-name="T2016">;</text:span><text:span text:style-name="T2017"/></text:p>
      <text:p text:style-name="P3"><text:span text:style-name="T2017"/></text:p>
      <text:p text:style-name="P3"><text:span text:style-name="T2018"><text:tab/><text:tab/><text:s text:c="8"/></text:span><text:span text:style-name="T2019">for</text:span><text:span text:style-name="T2020"><text:s/>(</text:span><text:span text:style-name="T2021">int</text:span><text:span text:style-name="T2022"><text:s/></text:span><text:span text:style-name="T2023">i</text:span><text:span text:style-name="T2024"><text:s/>= 0;<text:s/></text:span><text:span text:style-name="T2025">i</text:span><text:span text:style-name="T2026"><text:s/>&lt;<text:s/></text:span><text:span text:style-name="T2027">arr</text:span><text:span text:style-name="T2028">.</text:span><text:span text:style-name="T2029">length</text:span><text:span text:style-name="T2030">;<text:s/></text:span><text:span text:style-name="T2031">i</text:span><text:span text:style-name="T2032">++) {</text:span><text:span text:style-name="T2033"/></text:p>
      <text:p text:style-name="P3"><text:span text:style-name="T2034"><text:tab/><text:tab/><text:s text:c="12"/></text:span><text:span text:style-name="T2035">if</text:span><text:span text:style-name="T2036"><text:s/>(</text:span><text:span text:style-name="T2037">arr</text:span><text:span text:style-name="T2038">[</text:span><text:span text:style-name="T2039">i</text:span><text:span text:style-name="T2040">] ==<text:s/></text:span><text:span text:style-name="T2041">key</text:span><text:span text:style-name="T2042">) {</text:span><text:span text:style-name="T2043"/></text:p>
      <text:p text:style-name="P3"><text:span text:style-name="T2044"><text:tab/><text:tab/><text:s text:c="16"/>System.</text:span><text:span text:style-name="T2045">out</text:span><text:span text:style-name="T2046">.println(</text:span><text:span text:style-name="T2047">"Element found at index "</text:span><text:span text:style-name="T2048"><text:s/>+<text:s/></text:span><text:span text:style-name="T2049">i</text:span><text:span text:style-name="T2050">);</text:span><text:span text:style-name="T2051"/></text:p>
      <text:p text:style-name="P3"><text:span text:style-name="T2052"><text:tab/><text:tab/><text:s text:c="16"/></text:span><text:span text:style-name="T2053">found</text:span><text:span text:style-name="T2054"><text:s/>=<text:s/></text:span><text:span text:style-name="T2055">true</text:span><text:span text:style-name="T2056">;</text:span><text:span text:style-name="T2057"/></text:p>
      <text:p text:style-name="P3"><text:span text:style-name="T2058"><text:tab/><text:tab/><text:s text:c="16"/></text:span><text:span text:style-name="T2059">break</text:span><text:span text:style-name="T2060">;</text:span><text:span text:style-name="T2061"/></text:p>
      <text:p text:style-name="P3"><text:span text:style-name="T2062"><text:tab/><text:tab/><text:s text:c="12"/>}</text:span><text:span text:style-name="T2063"/></text:p>
      <text:p text:style-name="P3"><text:span text:style-name="T2064"><text:tab/><text:tab/><text:s text:c="8"/>}</text:span><text:span text:style-name="T2065"/></text:p>
      <text:p text:style-name="P3"><text:span text:style-name="T2065"/></text:p>
      <text:p text:style-name="P3"><text:span text:style-name="T2066"><text:tab/><text:tab/><text:s text:c="8"/></text:span><text:span text:style-name="T2067">if</text:span><text:span text:style-name="T2068"><text:s/>(!</text:span><text:span text:style-name="T2069">found</text:span><text:span text:style-name="T2070">) {</text:span><text:span text:style-name="T2071"/></text:p>
      <text:p text:style-name="P3"><text:span text:style-name="T2072"><text:tab/><text:tab/><text:s text:c="12"/>System.</text:span><text:span text:style-name="T2073">out</text:span><text:span text:style-name="T2074">.println(</text:span><text:span text:style-name="T2075">"Element not found"</text:span><text:span text:style-name="T2076">);</text:span><text:span text:style-name="T2077"/></text:p>
      <text:p text:style-name="P3"><text:span text:style-name="T2078"><text:tab/><text:tab/><text:s text:c="8"/>}</text:span><text:span text:style-name="T2079"/></text:p>
      <text:p text:style-name="P3"><text:span text:style-name="T2080"><text:tab/><text:tab/><text:s text:c="4"/>}</text:span><text:span text:style-name="T2081"/></text:p>
      <text:p text:style-name="P3"><text:span text:style-name="T2082"><text:tab/><text:tab/></text:span><text:span text:style-name="T2083"/></text:p>
      <text:p text:style-name="P3"><text:span text:style-name="T2083"/></text:p>
      <text:p text:style-name="P3"><text:span text:style-name="T2084"><text:tab/>}</text:span><text:span text:style-name="T2085"/></text:p>
      <text:p text:style-name="P3"><text:span text:style-name="T2086"/></text:p>
      <text:p text:style-name="P3"><text:span text:style-name="T2086"/></text:p>
      <text:p text:style-name="P3"><text:span text:style-name="T2086">27. Write a program to sort an array in ascending order.</text:span></text:p>
      <text:p text:style-name="P3"><text:span text:style-name="T2086"/></text:p>
      <text:p text:style-name="P3"><text:span text:style-name="T2087">public</text:span><text:span text:style-name="T2088"><text:s/></text:span><text:span text:style-name="T2089">class</text:span><text:span text:style-name="T2090"><text:s/>SortArray {</text:span><text:span text:style-name="T2091"/></text:p>
      <text:p text:style-name="P3"><text:span text:style-name="T2091"/></text:p>
      <text:p text:style-name="P3"><text:span text:style-name="T2092"><text:tab/></text:span><text:span text:style-name="T2093">public</text:span><text:span text:style-name="T2094"><text:s/></text:span><text:span text:style-name="T2095">static</text:span><text:span text:style-name="T2096"><text:s/></text:span><text:span text:style-name="T2097">void</text:span><text:span text:style-name="T2098"><text:s/>main(String[]<text:s/></text:span><text:span text:style-name="T2099">args</text:span><text:span text:style-name="T2100">) {</text:span><text:span text:style-name="T2101"/></text:p>
      <text:p text:style-name="P3"><text:span text:style-name="T2102"><text:tab/><text:tab/></text:span><text:span text:style-name="T2103">//<text:s/></text:span><text:span text:style-name="T2104">TODO</text:span><text:span text:style-name="T2105"><text:s/>Auto-generated method stub</text:span><text:span text:style-name="T2106"/></text:p>
      <text:p text:style-name="P3"><text:span text:style-name="T2107"><text:tab/></text:span><text:span text:style-name="T2108"/></text:p>
      <text:p text:style-name="P3"><text:span text:style-name="T2108"/></text:p>
      <text:p text:style-name="P3"><text:span text:style-name="T2109"><text:tab/><text:tab/><text:s text:c="8"/></text:span><text:span text:style-name="T2110">int</text:span><text:span text:style-name="T2111">[]<text:s/></text:span><text:span text:style-name="T2112">arr</text:span><text:span text:style-name="T2113"><text:s/>= {40, 10, 30, 20, 50};</text:span><text:span text:style-name="T2114"/></text:p>
      <text:p text:style-name="P3"><text:span text:style-name="T2114"/></text:p>
      <text:p text:style-name="P3"><text:span text:style-name="T2115"><text:tab/><text:tab/><text:s text:c="8"/></text:span><text:span text:style-name="T2116">for</text:span><text:span text:style-name="T2117"><text:s/>(</text:span><text:span text:style-name="T2118">int</text:span><text:span text:style-name="T2119"><text:s/></text:span><text:span text:style-name="T2120">i</text:span><text:span text:style-name="T2121"><text:s/>= 0;<text:s/></text:span><text:span text:style-name="T2122">i</text:span><text:span text:style-name="T2123"><text:s/>&lt;<text:s/></text:span><text:span text:style-name="T2124">arr</text:span><text:span text:style-name="T2125">.</text:span><text:span text:style-name="T2126">length</text:span><text:span text:style-name="T2127"><text:s/>- 1;<text:s/></text:span><text:span text:style-name="T2128">i</text:span><text:span text:style-name="T2129">++) {</text:span><text:span text:style-name="T2130"/></text:p>
      <text:p text:style-name="P3"><text:span text:style-name="T2131"><text:tab/><text:tab/><text:s text:c="12"/></text:span><text:span text:style-name="T2132">for</text:span><text:span text:style-name="T2133"><text:s/>(</text:span><text:span text:style-name="T2134">int</text:span><text:span text:style-name="T2135"><text:s/></text:span><text:span text:style-name="T2136">j</text:span><text:span text:style-name="T2137"><text:s/>= 0;<text:s/></text:span><text:span text:style-name="T2138">j</text:span><text:span text:style-name="T2139"><text:s/>&lt;<text:s/></text:span><text:span text:style-name="T2140">arr</text:span><text:span text:style-name="T2141">.</text:span><text:span text:style-name="T2142">length</text:span><text:span text:style-name="T2143"><text:s/>- 1 -<text:s/></text:span><text:span text:style-name="T2144">i</text:span><text:span text:style-name="T2145">;<text:s/></text:span><text:span text:style-name="T2146">j</text:span><text:span text:style-name="T2147">++) {</text:span><text:span text:style-name="T2148"/></text:p>
      <text:p text:style-name="P3"><text:span text:style-name="T2149"><text:tab/><text:tab/><text:s text:c="16"/></text:span><text:span text:style-name="T2150">if</text:span><text:span text:style-name="T2151"><text:s/>(</text:span><text:span text:style-name="T2152">arr</text:span><text:span text:style-name="T2153">[</text:span><text:span text:style-name="T2154">j</text:span><text:span text:style-name="T2155">] &gt;<text:s/></text:span><text:span text:style-name="T2156">arr</text:span><text:span text:style-name="T2157">[</text:span><text:span text:style-name="T2158">j</text:span><text:span text:style-name="T2159"><text:s/>+ 1]) {</text:span><text:span text:style-name="T2160"/></text:p>
      <text:p text:style-name="P3"><text:span text:style-name="T2161"><text:tab/><text:tab/><text:s text:c="20"/></text:span><text:span text:style-name="T2162">int</text:span><text:span text:style-name="T2163"><text:s/></text:span><text:span text:style-name="T2164">temp</text:span><text:span text:style-name="T2165"><text:s/>=<text:s/></text:span><text:span text:style-name="T2166">arr</text:span><text:span text:style-name="T2167">[</text:span><text:span text:style-name="T2168">j</text:span><text:span text:style-name="T2169">];</text:span><text:span text:style-name="T2170"/></text:p>
      <text:p text:style-name="P3"><text:span text:style-name="T2171"><text:tab/><text:tab/><text:s text:c="20"/></text:span><text:span text:style-name="T2172">arr</text:span><text:span text:style-name="T2173">[</text:span><text:span text:style-name="T2174">j</text:span><text:span text:style-name="T2175">] =<text:s/></text:span><text:span text:style-name="T2176">arr</text:span><text:span text:style-name="T2177">[</text:span><text:span text:style-name="T2178">j</text:span><text:span text:style-name="T2179"><text:s/>+ 1];</text:span><text:span text:style-name="T2180"/></text:p>
      <text:p text:style-name="P3"><text:span text:style-name="T2181"><text:tab/><text:tab/><text:s text:c="20"/></text:span><text:span text:style-name="T2182">arr</text:span><text:span text:style-name="T2183">[</text:span><text:span text:style-name="T2184">j</text:span><text:span text:style-name="T2185"><text:s/>+ 1] =<text:s/></text:span><text:span text:style-name="T2186">temp</text:span><text:span text:style-name="T2187">;</text:span><text:span text:style-name="T2188"/></text:p>
      <text:p text:style-name="P3"><text:span text:style-name="T2189"><text:tab/><text:tab/><text:s text:c="16"/>}</text:span><text:span text:style-name="T2190"/></text:p>
      <text:p text:style-name="P3"><text:span text:style-name="T2191"><text:tab/><text:tab/><text:s text:c="12"/>}</text:span><text:span text:style-name="T2192"/></text:p>
      <text:p text:style-name="P3"><text:span text:style-name="T2193"><text:tab/><text:tab/><text:s text:c="8"/>}</text:span><text:span text:style-name="T2194"/></text:p>
      <text:p text:style-name="P3"><text:span text:style-name="T2194"/></text:p>
      <text:p text:style-name="P3"><text:span text:style-name="T2195"><text:tab/><text:tab/><text:s text:c="8"/></text:span><text:span text:style-name="T2196">for</text:span><text:span text:style-name="T2197"><text:s/>(</text:span><text:span text:style-name="T2198">int</text:span><text:span text:style-name="T2199"><text:s/></text:span><text:span text:style-name="T2200">i</text:span><text:span text:style-name="T2201"><text:s/>= 0;<text:s/></text:span><text:span text:style-name="T2202">i</text:span><text:span text:style-name="T2203"><text:s/>&lt;<text:s/></text:span><text:span text:style-name="T2204">arr</text:span><text:span text:style-name="T2205">.</text:span><text:span text:style-name="T2206">length</text:span><text:span text:style-name="T2207">;<text:s/></text:span><text:span text:style-name="T2208">i</text:span><text:span text:style-name="T2209">++) {</text:span><text:span text:style-name="T2210"/></text:p>
      <text:p text:style-name="P3"><text:span text:style-name="T2211"><text:tab/><text:tab/><text:s text:c="12"/>System.</text:span><text:span text:style-name="T2212">out</text:span><text:span text:style-name="T2213">.print(</text:span><text:span text:style-name="T2214">arr</text:span><text:span text:style-name="T2215">[</text:span><text:span text:style-name="T2216">i</text:span><text:span text:style-name="T2217">] +<text:s/></text:span><text:span text:style-name="T2218">" "</text:span><text:span text:style-name="T2219">);</text:span><text:span text:style-name="T2220"/></text:p>
      <text:p text:style-name="P3"><text:span text:style-name="T2221"><text:tab/><text:tab/><text:s text:c="8"/>}</text:span><text:span text:style-name="T2222"/></text:p>
      <text:p text:style-name="P3"><text:span text:style-name="T2223"><text:tab/><text:tab/><text:s text:c="4"/>}</text:span><text:span text:style-name="T2224"/></text:p>
      <text:p text:style-name="P3"><text:span text:style-name="T2225"><text:tab/><text:tab/>}</text:span></text:p>
      <text:p text:style-name="P3"><text:span text:style-name="T2225"/></text:p>
      <text:p text:style-name="P3"><text:span text:style-name="T2225"/></text:p>
      <text:p text:style-name="P3"><text:span text:style-name="T2225"/></text:p>
      <text:p text:style-name="P3"><text:span text:style-name="T2226">28 - Count vowels and consonants</text:span><text:span text:style-name="T2227"/></text:p>
      <text:p text:style-name="P3"><text:span text:style-name="T2227">import java.util.Scanner;</text:span></text:p>
      <text:p text:style-name="P3"><text:span text:style-name="T2227">public class Solution {</text:span></text:p>
      <text:p text:style-name="P3"><text:span text:style-name="T2227"><text:s text:c="4"/>public static void main(String[] args) {</text:span></text:p>
      <text:p text:style-name="P3"><text:span text:style-name="T2227"><text:s text:c="8"/>Scanner sc = new Scanner(System.in);</text:span></text:p>
      <text:p text:style-name="P3"><text:span text:style-name="T2227"><text:s text:c="8"/>String s = sc.nextLine().toLowerCase();</text:span></text:p>
      <text:p text:style-name="P3"><text:span text:style-name="T2227"><text:s text:c="8"/>int v=0, c=0;</text:span></text:p>
      <text:p text:style-name="P3"><text:span text:style-name="T2227"><text:s text:c="8"/>for(char ch : s.toCharArray()) {</text:span></text:p>
      <text:p text:style-name="P3"><text:span text:style-name="T2227"><text:s text:c="12"/>if(ch&gt;='a' &amp;&amp; ch&lt;='z') {</text:span></text:p>
      <text:p text:style-name="P3"><text:span text:style-name="T2227"><text:s text:c="16"/>if("aeiou".indexOf(ch) != -1) v++;</text:span></text:p>
      <text:p text:style-name="P3"><text:span text:style-name="T2227"><text:s text:c="16"/>else c++;</text:span></text:p>
      <text:p text:style-name="P3"><text:span text:style-name="T2227"><text:s text:c="12"/>}</text:span></text:p>
      <text:p text:style-name="P3"><text:span text:style-name="T2227"><text:s text:c="8"/>}</text:span></text:p>
      <text:p text:style-name="P3"><text:span text:style-name="T2227"><text:s text:c="8"/>System.out.println("Vowels: " + v);</text:span></text:p>
      <text:p text:style-name="P3"><text:span text:style-name="T2227"><text:s text:c="8"/>System.out.println("Consonants: " + c);</text:span></text:p>
      <text:p text:style-name="P3"><text:span text:style-name="T2227"><text:s text:c="4"/>}</text:span></text:p>
      <text:p text:style-name="P3"><text:span text:style-name="T2227">}</text:span></text:p>
      <text:p text:style-name="P3"><text:span text:style-name="T2228"/></text:p>
      <text:p text:style-name="P3"><text:span text:style-name="T2228">29 - Reverse a string</text:span></text:p>
      <text:p text:style-name="P3"><text:span text:style-name="T2229">import java.util.Scanner;</text:span></text:p>
      <text:p text:style-name="P3"><text:span text:style-name="T2229">public class Solution {</text:span></text:p>
      <text:p text:style-name="P3"><text:span text:style-name="T2229"><text:s text:c="4"/>public static void main(String[] args) {</text:span></text:p>
      <text:p text:style-name="P3"><text:span text:style-name="T2229"><text:s text:c="8"/>Scanner sc = new Scanner(System.in);</text:span></text:p>
      <text:p text:style-name="P3"><text:span text:style-name="T2229"><text:s text:c="8"/>String s = sc.nextLine();</text:span></text:p>
      <text:p text:style-name="P3"><text:span text:style-name="T2229"><text:s text:c="8"/>String rev="";</text:span></text:p>
      <text:p text:style-name="P3"><text:span text:style-name="T2229"><text:s text:c="8"/>for(int i=s.length()-1; i&gt;=0; i--) {</text:span></text:p>
      <text:p text:style-name="P3"><text:span text:style-name="T2229"><text:s text:c="12"/>rev += s.charAt(i);</text:span></text:p>
      <text:p text:style-name="P3"><text:span text:style-name="T2229"><text:s text:c="8"/>}</text:span></text:p>
      <text:p text:style-name="P3"><text:span text:style-name="T2229"><text:s text:c="8"/>System.out.println(rev);</text:span></text:p>
      <text:p text:style-name="P3"><text:span text:style-name="T2229"><text:s text:c="4"/>}</text:span></text:p>
      <text:p text:style-name="P3"><text:span text:style-name="T2229">}</text:span></text:p>
      <text:p text:style-name="P3"><text:span text:style-name="T2229"/></text:p>
      <text:p text:style-name="P3"><text:span text:style-name="T2229">// 30 - Check palindrome</text:span></text:p>
      <text:p text:style-name="P3"><text:span text:style-name="T2229">import java.util.Scanner;</text:span></text:p>
      <text:p text:style-name="P3"><text:span text:style-name="T2229">public class Solution {</text:span></text:p>
      <text:p text:style-name="P3"><text:span text:style-name="T2229"><text:s text:c="4"/>public static void main(String[] args) {</text:span></text:p>
      <text:p text:style-name="P3"><text:span text:style-name="T2229"><text:s text:c="8"/>Scanner sc = new Scanner(System.in);</text:span></text:p>
      <text:p text:style-name="P3"><text:span text:style-name="T2229"><text:s text:c="8"/>String s = sc.nextLine();</text:span></text:p>
      <text:p text:style-name="P3"><text:span text:style-name="T2229"><text:s text:c="8"/>String rev="";</text:span></text:p>
      <text:p text:style-name="P3"><text:span text:style-name="T2229"><text:s text:c="8"/>for(int i=s.length()-1; i&gt;=0; i--) {</text:span></text:p>
      <text:p text:style-name="P3"><text:span text:style-name="T2229"><text:s text:c="12"/>rev += s.charAt(i);</text:span></text:p>
      <text:p text:style-name="P3"><text:span text:style-name="T2229"><text:s text:c="8"/>}</text:span></text:p>
      <text:p text:style-name="P3"><text:span text:style-name="T2229"><text:s text:c="8"/>System.out.println(s.equalsIgnoreCase(rev) ? "Palindrome" : "Not Palindrome");</text:span></text:p>
      <text:p text:style-name="P3"><text:span text:style-name="T2229"><text:s text:c="4"/>}</text:span></text:p>
      <text:p text:style-name="P3"><text:span text:style-name="T2229">}</text:span></text:p>
      <text:p text:style-name="P3"><text:span text:style-name="T2229"/></text:p>
      <text:p text:style-name="P3"><text:span text:style-name="T2230"><text:s/>31 - Count words in a sentence</text:span></text:p>
      <text:p text:style-name="P3"><text:span text:style-name="T2231">import java.util.Scanner;</text:span></text:p>
      <text:p text:style-name="P3"><text:span text:style-name="T2231">public class Solution {</text:span></text:p>
      <text:p text:style-name="P3"><text:span text:style-name="T2231"><text:s text:c="4"/>public static void main(String[] args) {</text:span></text:p>
      <text:p text:style-name="P3"><text:span text:style-name="T2231"><text:s text:c="8"/>Scanner sc = new Scanner(System.in);</text:span></text:p>
      <text:p text:style-name="P3"><text:span text:style-name="T2231"><text:s text:c="8"/>String s = sc.nextLine().trim();</text:span></text:p>
      <text:p text:style-name="P3"><text:span text:style-name="T2231"><text:s text:c="8"/>int count = s.isEmpty() ? 0 : s.split("\\s+").length;</text:span></text:p>
      <text:p text:style-name="P3"><text:span text:style-name="T2231"><text:s text:c="8"/>System.out.println(count);</text:span></text:p>
      <text:p text:style-name="P3"><text:span text:style-name="T2231"><text:s text:c="4"/>}</text:span></text:p>
      <text:p text:style-name="P3"><text:span text:style-name="T2231">}</text:span></text:p>
      <text:p text:style-name="P3"><text:span text:style-name="T2232"/></text:p>
      <text:p text:style-name="P3"><text:span text:style-name="T2232"><text:s/>32 - Find duplicate characters</text:span></text:p>
      <text:p text:style-name="P3"><text:span text:style-name="T2233">import java.util.Scanner;</text:span></text:p>
      <text:p text:style-name="P3"><text:span text:style-name="T2233">public class Solution {</text:span></text:p>
      <text:p text:style-name="P3"><text:span text:style-name="T2233"><text:s text:c="4"/>public static void main(String[] args) {</text:span></text:p>
      <text:p text:style-name="P3"><text:span text:style-name="T2233"><text:s text:c="8"/>Scanner sc = new Scanner(System.in);</text:span></text:p>
      <text:p text:style-name="P3"><text:span text:style-name="T2233"><text:s text:c="8"/>String s = sc.nextLine();</text:span></text:p>
      <text:p text:style-name="P3"><text:span text:style-name="T2233"><text:s text:c="8"/>int[] freq = new int[256];</text:span></text:p>
      <text:p text:style-name="P3"><text:span text:style-name="T2233"><text:s text:c="8"/>for(char ch : s.toCharArray()) {</text:span></text:p>
      <text:p text:style-name="P3"><text:span text:style-name="T2233"><text:s text:c="12"/>freq[ch]++;</text:span></text:p>
      <text:p text:style-name="P3"><text:span text:style-name="T2233"><text:s text:c="8"/>}</text:span></text:p>
      <text:p text:style-name="P3"><text:span text:style-name="T2233"><text:s text:c="8"/>for(int i=0; i&lt;256; i++) {</text:span></text:p>
      <text:p text:style-name="P3"><text:span text:style-name="T2233"><text:s text:c="12"/>if(freq[i] &gt; 1 &amp;&amp; i!=' ') {</text:span></text:p>
      <text:p text:style-name="P3"><text:span text:style-name="T2233"><text:s text:c="16"/>System.out.println((char)i + " -&gt; " + freq[i]);</text:span></text:p>
      <text:p text:style-name="P3"><text:span text:style-name="T2233"><text:s text:c="12"/>}</text:span></text:p>
      <text:p text:style-name="P3"><text:span text:style-name="T2233"><text:s text:c="8"/>}</text:span></text:p>
      <text:p text:style-name="P3"><text:span text:style-name="T2233"><text:s text:c="4"/>}</text:span></text:p>
      <text:p text:style-name="P3"><text:span text:style-name="T2233">}</text:span></text:p>
      <text:p text:style-name="P3"><text:span text:style-name="T2233"/></text:p>
      <text:p text:style-name="P3"><text:span text:style-name="T2234">33 - Convert lowercase to uppercase and uppercase to lowercase</text:span><text:span text:style-name="T2235"/></text:p>
      <text:p text:style-name="P3"><text:span text:style-name="T2235">import java.util.Scanner;</text:span></text:p>
      <text:p text:style-name="P3"><text:span text:style-name="T2235">public class Solution {</text:span></text:p>
      <text:p text:style-name="P3"><text:span text:style-name="T2235"><text:s text:c="4"/>public static void main(String[] args) {</text:span></text:p>
      <text:p text:style-name="P3"><text:span text:style-name="T2235"><text:s text:c="8"/>Scanner sc = new Scanner(System.in);</text:span></text:p>
      <text:p text:style-name="P3"><text:span text:style-name="T2235"><text:s text:c="8"/>String s = sc.nextLine();</text:span></text:p>
      <text:p text:style-name="P3"><text:span text:style-name="T2235"><text:s text:c="8"/>String up="", low="";</text:span></text:p>
      <text:p text:style-name="P3"><text:span text:style-name="T2235"><text:s text:c="8"/>for(char ch : s.toCharArray()) {</text:span></text:p>
      <text:p text:style-name="P3"><text:span text:style-name="T2235"><text:s text:c="12"/>if(ch&gt;='a' &amp;&amp; ch&lt;='z') up += (char)(ch-32);</text:span></text:p>
      <text:p text:style-name="P3"><text:span text:style-name="T2235"><text:s text:c="12"/>else up += ch;</text:span></text:p>
      <text:p text:style-name="P3"><text:span text:style-name="T2235"><text:s text:c="12"/>if(ch&gt;='A' &amp;&amp; ch&lt;='Z') low += (char)(ch+32);</text:span></text:p>
      <text:p text:style-name="P3"><text:span text:style-name="T2235"><text:s text:c="12"/>else low += ch;</text:span></text:p>
      <text:p text:style-name="P3"><text:span text:style-name="T2235"><text:s text:c="8"/>}</text:span></text:p>
      <text:p text:style-name="P3"><text:span text:style-name="T2235"><text:s text:c="8"/>System.out.println("Uppercase: " + up);</text:span></text:p>
      <text:p text:style-name="P3"><text:span text:style-name="T2235"><text:s text:c="8"/>System.out.println("Lowercase: " + low);</text:span></text:p>
      <text:p text:style-name="P3"><text:span text:style-name="T2235"><text:s text:c="4"/>}</text:span></text:p>
      <text:p text:style-name="P3"><text:span text:style-name="T2235">}</text:span></text:p>
      <text:p text:style-name="P3"><text:span text:style-name="T2236"/></text:p>
      <text:p text:style-name="P3"><text:span text:style-name="T2236"><text:s/>34 - Static method to check even or odd</text:span></text:p>
      <text:p text:style-name="P3"><text:span text:style-name="T2237">import java.util.Scanner;</text:span></text:p>
      <text:p text:style-name="P3"><text:span text:style-name="T2237">public class Solution {</text:span></text:p>
      <text:p text:style-name="P3"><text:span text:style-name="T2237"><text:s text:c="4"/>static String check(int n) {</text:span></text:p>
      <text:p text:style-name="P3"><text:span text:style-name="T2237"><text:s text:c="8"/>return n%2==0 ? "Even" : "Odd";</text:span></text:p>
      <text:p text:style-name="P3"><text:span text:style-name="T2237"><text:s text:c="4"/>}</text:span></text:p>
      <text:p text:style-name="P3"><text:span text:style-name="T2237"><text:s text:c="4"/>public static void main(String[] args) {</text:span></text:p>
      <text:p text:style-name="P3"><text:span text:style-name="T2237"><text:s text:c="8"/>Scanner sc = new Scanner(System.in);</text:span></text:p>
      <text:p text:style-name="P3"><text:span text:style-name="T2237"><text:s text:c="8"/>int n = sc.nextInt();</text:span></text:p>
      <text:p text:style-name="P3"><text:span text:style-name="T2237"><text:s text:c="8"/>System.out.println(check(n));</text:span></text:p>
      <text:p text:style-name="P3"><text:span text:style-name="T2237"><text:s text:c="4"/>}</text:span></text:p>
      <text:p text:style-name="P3"><text:span text:style-name="T2237">}</text:span></text:p>
      <text:p text:style-name="P3"><text:span text:style-name="T2237"/></text:p>
      <text:p text:style-name="P3"><text:span text:style-name="T2238">35 - Static method for factorial</text:span><text:span text:style-name="T2239"/></text:p>
      <text:p text:style-name="P3"><text:span text:style-name="T2239">import java.util.Scanner;</text:span></text:p>
      <text:p text:style-name="P3"><text:span text:style-name="T2239">public class Solution {</text:span></text:p>
      <text:p text:style-name="P3"><text:span text:style-name="T2239"><text:s text:c="4"/>static long fact(int n) {</text:span></text:p>
      <text:p text:style-name="P3"><text:span text:style-name="T2239"><text:s text:c="8"/>long f=1;</text:span></text:p>
      <text:p text:style-name="P3"><text:span text:style-name="T2239"><text:s text:c="8"/>for(int i=1;i&lt;=n;i++) f*=i;</text:span></text:p>
      <text:p text:style-name="P3"><text:span text:style-name="T2239"><text:s text:c="8"/>return f;</text:span></text:p>
      <text:p text:style-name="P3"><text:span text:style-name="T2239"><text:s text:c="4"/>}</text:span></text:p>
      <text:p text:style-name="P3"><text:span text:style-name="T2239"><text:s text:c="4"/>public static void main(String[] args) {</text:span></text:p>
      <text:p text:style-name="P3"><text:span text:style-name="T2239"><text:s text:c="8"/>Scanner sc = new Scanner(System.in);</text:span></text:p>
      <text:p text:style-name="P3"><text:span text:style-name="T2239"><text:s text:c="8"/>int n=sc.nextInt();</text:span></text:p>
      <text:p text:style-name="P3"><text:span text:style-name="T2239"><text:s text:c="8"/>System.out.println(fact(n));</text:span></text:p>
      <text:p text:style-name="P3"><text:span text:style-name="T2239"><text:s text:c="4"/>}</text:span></text:p>
      <text:p text:style-name="P3"><text:span text:style-name="T2239">}</text:span></text:p>
      <text:p text:style-name="P3"><text:span text:style-name="T2239"/></text:p>
      <text:p text:style-name="P3"><text:span text:style-name="T2240">36 - Static method to check prime</text:span></text:p>
      <text:p text:style-name="P3"><text:span text:style-name="T2241">import java.util.Scanner;</text:span></text:p>
      <text:p text:style-name="P3"><text:span text:style-name="T2241">public class Solution {</text:span></text:p>
      <text:p text:style-name="P3"><text:span text:style-name="T2241"><text:s text:c="4"/>static boolean prime(int n) {</text:span></text:p>
      <text:p text:style-name="P3"><text:span text:style-name="T2241"><text:s text:c="8"/>if(n&lt;2) return false;</text:span></text:p>
      <text:p text:style-name="P3"><text:span text:style-name="T2241"><text:s text:c="8"/>for(int i=2;i&lt;=Math.sqrt(n);i++)</text:span></text:p>
      <text:p text:style-name="P3"><text:span text:style-name="T2241"><text:s text:c="12"/>if(n%i==0) return false;</text:span></text:p>
      <text:p text:style-name="P3"><text:span text:style-name="T2241"><text:s text:c="8"/>return true;</text:span></text:p>
      <text:p text:style-name="P3"><text:span text:style-name="T2241"><text:s text:c="4"/>}</text:span></text:p>
      <text:p text:style-name="P3"><text:span text:style-name="T2241"><text:s text:c="4"/>public static void main(String[] args) {</text:span></text:p>
      <text:p text:style-name="P3"><text:span text:style-name="T2241"><text:s text:c="8"/>Scanner sc = new Scanner(System.in);</text:span></text:p>
      <text:p text:style-name="P3"><text:span text:style-name="T2241"><text:s text:c="8"/>int n=sc.nextInt();</text:span></text:p>
      <text:p text:style-name="P3"><text:span text:style-name="T2241"><text:s text:c="8"/>System.out.println(prime(n) ? "Prime" : "Not Prime");</text:span></text:p>
      <text:p text:style-name="P3"><text:span text:style-name="T2241"><text:s text:c="4"/>}</text:span></text:p>
      <text:p text:style-name="P3"><text:span text:style-name="T2241">}</text:span></text:p>
      <text:p text:style-name="P3"><text:span text:style-name="T2242"/></text:p>
      <text:p text:style-name="P3"><text:span text:style-name="T2242"><text:s/>37 - Static method to find maximum of two numbers</text:span></text:p>
      <text:p text:style-name="P3"><text:span text:style-name="T2243">import java.util.Scanner;</text:span></text:p>
      <text:p text:style-name="P3"><text:span text:style-name="T2243">public class Solution {</text:span></text:p>
      <text:p text:style-name="P3"><text:span text:style-name="T2243"><text:s text:c="4"/>static int max(int a, int b) {</text:span></text:p>
      <text:p text:style-name="P3"><text:span text:style-name="T2243"><text:s text:c="8"/>return a&gt;b ? a : b;</text:span></text:p>
      <text:p text:style-name="P3"><text:span text:style-name="T2243"><text:s text:c="4"/>}</text:span></text:p>
      <text:p text:style-name="P3"><text:span text:style-name="T2243"><text:s text:c="4"/>public static void main(String[] args) {</text:span></text:p>
      <text:p text:style-name="P3"><text:span text:style-name="T2243"><text:s text:c="8"/>Scanner sc=new Scanner(System.in);</text:span></text:p>
      <text:p text:style-name="P3"><text:span text:style-name="T2243"><text:s text:c="8"/>int a=sc.nextInt();</text:span></text:p>
      <text:p text:style-name="P3"><text:span text:style-name="T2243"><text:s text:c="8"/>int b=sc.nextInt();</text:span></text:p>
      <text:p text:style-name="P3"><text:span text:style-name="T2243"><text:s text:c="8"/>System.out.println(max(a,b));</text:span></text:p>
      <text:p text:style-name="P3"><text:span text:style-name="T2243"><text:s text:c="4"/>}</text:span></text:p>
      <text:p text:style-name="P3"><text:span text:style-name="T2243">}</text:span></text:p>
      <text:p text:style-name="P3"><text:span text:style-name="T2244"/></text:p>
      <text:p text:style-name="P3"><text:span text:style-name="T2244">38 - Static method for Simple Interest</text:span><text:span text:style-name="T2245"/></text:p>
      <text:p text:style-name="P3"><text:span text:style-name="T2245">import java.util.Scanner;</text:span></text:p>
      <text:p text:style-name="P3"><text:span text:style-name="T2245">public class Solution {</text:span></text:p>
      <text:p text:style-name="P3"><text:span text:style-name="T2245"><text:s text:c="4"/>static double si(double p, double r, double t) {</text:span></text:p>
      <text:p text:style-name="P3"><text:span text:style-name="T2245"><text:s text:c="8"/>return (p*r*t)/100;</text:span></text:p>
      <text:p text:style-name="P3"><text:span text:style-name="T2245"><text:s text:c="4"/>}</text:span></text:p>
      <text:p text:style-name="P3"><text:span text:style-name="T2245"><text:s text:c="4"/>public static void main(String[] args) {</text:span></text:p>
      <text:p text:style-name="P3"><text:span text:style-name="T2245"><text:s text:c="8"/>Scanner sc=new Scanner(System.in);</text:span></text:p>
      <text:p text:style-name="P3"><text:span text:style-name="T2245"><text:s text:c="8"/>double p=sc.nextDouble();</text:span></text:p>
      <text:p text:style-name="P3"><text:span text:style-name="T2245"><text:s text:c="8"/>double r=sc.nextDouble();</text:span></text:p>
      <text:p text:style-name="P3"><text:span text:style-name="T2245"><text:s text:c="8"/>double t=sc.nextDouble();</text:span></text:p>
      <text:p text:style-name="P3"><text:span text:style-name="T2245"><text:s text:c="8"/>System.out.println(si(p,r,t));</text:span></text:p>
      <text:p text:style-name="P3"><text:span text:style-name="T2245"><text:s text:c="4"/>}</text:span></text:p>
      <text:p text:style-name="P3"><text:span text:style-name="T2245">}</text:span></text:p>
      <text:p text:style-name="P3"><text:span text:style-name="T2246"/></text:p>
      <text:p text:style-name="P3"><text:span text:style-name="T2246"/></text:p>
      <text:p text:style-name="P3"><text:span text:style-name="T2247"><text:tab/></text:span><text:span text:style-name="T2248"/></text:p>
      <text:p text:style-name="P4"><text:span text:style-name="T2249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  <text:p text:style-name="P4"><text:span text:style-name="T22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